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 CN Normal" svg:font-family="'思源黑体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3cm"/>
    </style:style>
    <style:style style:name="co3" style:family="table-column">
      <style:table-column-properties fo:break-before="auto" style:column-width="6.872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6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16"/>
    <style:style style:name="ce1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2"/>
    <style:style style:name="ce23" style:family="table-cell" style:parent-style-name="Default">
      <style:table-cell-properties fo:background-color="#c0c0c0" style:text-align-source="fix" style:repeat-content="false" style:shadow="#808080 0.101cm 0.101cm"/>
      <style:paragraph-properties fo:text-align="center" fo:margin-left="0cm"/>
    </style:style>
    <style:style style:name="ce11" style:family="table-cell" style:parent-style-name="Default">
      <style:table-cell-properties fo:background-color="#c0c0c0" style:shadow="#808080 0.101cm 0.101cm"/>
    </style:style>
    <style:style style:name="ce12" style:family="table-cell" style:parent-style-name="Default" style:data-style-name="N117">
      <style:table-cell-properties fo:background-color="#c0c0c0" style:shadow="#808080 0.101cm 0.101cm"/>
    </style:style>
    <style:style style:name="ce14" style:family="table-cell" style:parent-style-name="Default">
      <style:table-cell-properties fo:background-color="#c0c0c0" style:text-align-source="fix" style:repeat-content="false" style:shadow="#808080 0.101cm 0.101cm"/>
      <style:paragraph-properties fo:text-align="start" fo:margin-left="0cm"/>
    </style:style>
    <style:style style:name="ce27" style:family="table-cell" style:parent-style-name="Default" style:data-style-name="N1">
      <style:table-cell-properties fo:background-color="#c0c0c0" style:text-align-source="fix" style:repeat-content="false" style:shadow="#808080 0.101cm 0.101cm"/>
      <style:paragraph-properties fo:text-align="start" fo:margin-left="0cm"/>
    </style:style>
    <style:style style:name="ce15" style:family="table-cell" style:parent-style-name="Default" style:data-style-name="N2">
      <style:table-cell-properties fo:background-color="#c0c0c0" style:text-align-source="fix" style:repeat-content="false" style:shadow="#808080 0.101cm 0.101cm"/>
      <style:paragraph-properties fo:text-align="start" fo:margin-left="0cm"/>
    </style:style>
    <style:style style:name="ce16" style:family="table-cell" style:parent-style-name="Default" style:data-style-name="N2">
      <style:table-cell-properties fo:background-color="#c0c0c0" style:text-align-source="fix" style:repeat-content="false" style:shadow="#808080 0.101cm 0.101cm"/>
      <style:paragraph-properties fo:text-align="end" fo:margin-left="0cm"/>
    </style:style>
    <style:style style:name="ce21" style:family="table-cell" style:parent-style-name="Default" style:data-style-name="N3">
      <style:table-cell-properties fo:background-color="#c0c0c0" style:text-align-source="fix" style:repeat-content="false" style:shadow="#808080 0.101cm 0.101cm"/>
      <style:paragraph-properties fo:text-align="start" fo:margin-left="0cm"/>
    </style:style>
    <style:style style:name="ce10" style:family="table-cell" style:parent-style-name="Default">
      <style:table-cell-properties fo:background-color="#c0c0c0" style:text-align-source="fix" style:repeat-content="false" style:shadow="#808080 0.101cm 0.101cm"/>
      <style:paragraph-properties fo:text-align="center" fo:margin-left="0cm"/>
    </style:style>
    <style:style style:name="ce2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健康值&quot;;&quot;饥饿值&quot;;&quot;口渴值&quot;;&quot;心情值&quot;)" table:allow-empty-cell="true" table:display-list="unsorted" table:base-cell-address="基础数值表.D1">
          <table:error-message table:message-type="stop" table:display="true"/>
        </table:content-validation>
        <table:content-validation table:name="val2" table:condition="of:cell-content-is-in-list(&quot;健康值&quot;;&quot;饥饿值&quot;;&quot;口渴值&quot;;&quot;心情值&quot;;&quot;无效果&quot;)" table:allow-empty-cell="true" table:display-list="unsorted" table:base-cell-address="基础数值表.F2">
          <table:error-message table:message-type="stop" table:display="true"/>
        </table:content-validation>
        <table:content-validation table:name="val3" table:condition="of:cell-content-is-in-list(&quot;吃&quot;;&quot;喝&quot;;&quot;礼物&quot;;&quot;唱歌&quot;)" table:allow-empty-cell="true" table:display-list="unsorted" table:base-cell-address="基础数值表.H1">
          <table:error-message table:message-type="stop" table:display="true"/>
        </table:content-validation>
      </table:content-validations>
      <table:table table:name="基础数值表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影响因素</text:p>
          </table:table-cell>
          <table:table-cell table:style-name="Default" office:value-type="string" calcext:value-type="string">
            <text:p>期望价值</text:p>
          </table:table-cell>
          <table:table-cell table:style-name="Default" office:value-type="string" calcext:value-type="string">
            <text:p>实际价值</text:p>
          </table:table-cell>
          <table:table-cell/>
          <table:table-cell table:style-name="ce4" office:value-type="string" calcext:value-type="string" table:number-columns-spanned="4" table:number-rows-spanned="1">
            <text:p>基础数值变化表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道具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等级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修正系数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工作</text:p>
          </table:table-cell>
          <table:table-cell office:value-type="float" office:value="3" calcext:value-type="float">
            <text:p>3</text:p>
          </table:table-cell>
          <table:table-cell office:value-type="float" office:value="-300" calcext:value-type="float">
            <text:p>-3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放置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饥饿值</text:p>
          </table:table-cell>
          <table:table-cell office:value-type="string" calcext:value-type="string">
            <text:p>口渴值</text:p>
          </table:table-cell>
          <table:table-cell office:value-type="string" calcext:value-type="string">
            <text:p>心情值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饥饿值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/>
          <table:table-cell table:style-name="ce1" table:formula="of:=[.H3]*[.J3]*1000" office:value-type="float" office:value="1000" calcext:value-type="float">
            <text:p>1000</text:p>
          </table:table-cell>
          <table:table-cell table:style-name="ce1" table:formula="of:=[.H3]*[.J3]*1000" office:value-type="float" office:value="1000" calcext:value-type="float">
            <text:p>1000</text:p>
          </table:table-cell>
          <table:table-cell table:style-name="ce1" table:formula="of:=[.H3]*[.J3]*1000" office:value-type="float" office:value="1000" calcext:value-type="float">
            <text:p>1000</text:p>
          </table:table-cell>
          <table:table-cell table:style-name="ce1" table:formula="of:=[.H3]*[.J3]*1000"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口渴值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饥饿值</text:p>
          </table:table-cell>
          <table:table-cell office:value-type="string" calcext:value-type="string">
            <text:p>道具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工作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  <table:table-cell office:value-type="string" calcext:value-type="string">
            <text:p>喂食次数（周）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放置</text:p>
          </table:table-cell>
          <table:table-cell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最多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最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口渴值</text:p>
          </table:table-cell>
          <table:table-cell office:value-type="string" calcext:value-type="string">
            <text:p>道具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喝水次数（小时）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工作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  <table:table-cell office:value-type="string" calcext:value-type="string">
            <text:p>最多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最少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放置</text:p>
          </table:table-cell>
          <table:table-cell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心情值</text:p>
          </table:table-cell>
          <table:table-cell office:value-type="string" calcext:value-type="string">
            <text:p>道具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工作</text:p>
          </table:table-cell>
          <table:table-cell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放置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健康值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 table:number-columns-repeated="5"/>
        </table:table-row>
      </table:table>
      <table:table table:name="道具数值表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ce17"/>
        <table:table-column table:style-name="co2" table:number-columns-repeated="16375" table:default-cell-style-name="Default"/>
        <table:table-row table:style-name="ro1">
          <table:table-cell table:style-name="ce1" office:value-type="string" calcext:value-type="string">
            <text:p>中文名称</text:p>
          </table:table-cell>
          <table:table-cell table:style-name="ce1" office:value-type="string" calcext:value-type="string">
            <text:p>英文名称</text:p>
          </table:table-cell>
          <table:table-cell table:style-name="ce1" office:value-type="string" calcext:value-type="string">
            <text:p>价格</text:p>
          </table:table-cell>
          <table:table-cell table:style-name="ce1" office:value-type="string" calcext:value-type="string">
            <text:p>基础属性</text:p>
          </table:table-cell>
          <table:table-cell table:style-name="ce1" office:value-type="string" calcext:value-type="string">
            <text:p>基础效果</text:p>
          </table:table-cell>
          <table:table-cell table:style-name="ce1" office:value-type="string" calcext:value-type="string">
            <text:p>附加属性</text:p>
          </table:table-cell>
          <table:table-cell table:style-name="ce1" office:value-type="string" calcext:value-type="string">
            <text:p>附加效果</text:p>
          </table:table-cell>
          <table:table-cell table:style-name="ce1" office:value-type="string" calcext:value-type="string">
            <text:p>获取所需时间</text:p>
          </table:table-cell>
          <table:table-cell table:style-name="ce1" office:value-type="string" calcext:value-type="string">
            <text:p>收益比</text:p>
          </table:table-cell>
          <table:table-cell office:value-type="string" calcext:value-type="string">
            <text:p>动画演出</text:p>
          </table:table-cell>
          <table:table-cell office:value-type="string" calcext:value-type="string">
            <text:p>特殊解锁条件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1L纯净水</text:p>
          </table:table-cell>
          <table:table-cell table:style-name="ce1" office:value-type="string" calcext:value-type="string">
            <text:p>Pure Water of 1L</text:p>
          </table:table-cell>
          <table:table-cell table:style-name="ce1" table:formula="of:=[.H2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2]*[.C2]-[.G2]*2" office:value-type="float" office:value="750" calcext:value-type="float">
            <text:p>7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666感冒灵颗粒</text:p>
          </table:table-cell>
          <table:table-cell table:style-name="ce1" office:value-type="string" calcext:value-type="string">
            <text:p>Cold Medicine</text:p>
          </table:table-cell>
          <table:table-cell table:style-name="ce1" table:formula="of:=[.H3]*[$工作薪资表.C$20]" office:value-type="float" office:value="450" calcext:value-type="float">
            <text:p>45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3]*[.C3]-[.G3]*2" office:value-type="float" office:value="360" calcext:value-type="float">
            <text:p>36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阿司匹林</text:p>
          </table:table-cell>
          <table:table-cell table:style-name="ce1" office:value-type="string" calcext:value-type="string">
            <text:p>Aspirin</text:p>
          </table:table-cell>
          <table:table-cell table:style-name="ce1" table:formula="of:=[.H4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4]*[.C4]-[.G4]*2" office:value-type="float" office:value="400" calcext:value-type="float">
            <text:p>4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白酒</text:p>
          </table:table-cell>
          <table:table-cell table:style-name="ce1" office:value-type="string" calcext:value-type="string">
            <text:p>White Wine</text:p>
          </table:table-cell>
          <table:table-cell table:style-name="ce1" table:formula="of:=[.H5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5]*[.C5]-[.G5]*2" office:value-type="float" office:value="700" calcext:value-type="float">
            <text:p>700</text:p>
          </table:table-cell>
          <table:table-cell table:style-name="ce1" table:content-validation-name="val2" office:value-type="string" calcext:value-type="string">
            <text:p>健康值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爆米花</text:p>
          </table:table-cell>
          <table:table-cell table:style-name="ce1" office:value-type="string" calcext:value-type="string">
            <text:p>Popcorn</text:p>
          </table:table-cell>
          <table:table-cell table:style-name="ce1" table:formula="of:=[.H6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6]*[.C6]-[.G6]*2" office:value-type="float" office:value="100" calcext:value-type="float">
            <text:p>100</text:p>
          </table:table-cell>
          <table:table-cell table:style-name="ce1" table:content-validation-name="val2" office:value-type="string" calcext:value-type="string">
            <text:p>饥饿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冰激凌</text:p>
          </table:table-cell>
          <table:table-cell table:style-name="ce1" office:value-type="string" calcext:value-type="string">
            <text:p>Ice cream</text:p>
          </table:table-cell>
          <table:table-cell table:style-name="ce1" table:formula="of:=[.H7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7]*[.C7]-[.G7]*2" office:value-type="float" office:value="100" calcext:value-type="float">
            <text:p>100</text:p>
          </table:table-cell>
          <table:table-cell table:style-name="ce1" table:content-validation-name="val2" office:value-type="string" calcext:value-type="string">
            <text:p>口渴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布洛芬缓释胶囊</text:p>
          </table:table-cell>
          <table:table-cell table:style-name="ce1" office:value-type="string" calcext:value-type="string">
            <text:p>Ibuprofen</text:p>
          </table:table-cell>
          <table:table-cell table:style-name="ce1" table:formula="of:=[.H8]*[$工作薪资表.C$20]" office:value-type="float" office:value="1000" calcext:value-type="float">
            <text:p>100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8]*[.C8]-[.G8]*2" office:value-type="float" office:value="800" calcext:value-type="float">
            <text:p>8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茶</text:p>
          </table:table-cell>
          <table:table-cell table:style-name="ce1" office:value-type="string" calcext:value-type="string">
            <text:p>Tea</text:p>
          </table:table-cell>
          <table:table-cell table:style-name="ce1" table:formula="of:=[.H9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9]*[.C9]-[.G9]*2" office:value-type="float" office:value="250" calcext:value-type="float">
            <text:p>2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超级好的麦克风</text:p>
          </table:table-cell>
          <table:table-cell table:style-name="ce1" office:value-type="string" calcext:value-type="string">
            <text:p>Remarkable Microphone</text:p>
          </table:table-cell>
          <table:table-cell table:style-name="ce1" table:formula="of:=[.H10]*[$工作薪资表.C$20]" office:value-type="float" office:value="24000" calcext:value-type="float">
            <text:p>240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0]*[.C10]-[.G10]*2" office:value-type="float" office:value="28800" calcext:value-type="float">
            <text:p>288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80" calcext:value-type="float">
            <text:p>480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唱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臭豆腐</text:p>
          </table:table-cell>
          <table:table-cell table:style-name="ce1" office:value-type="string" calcext:value-type="string">
            <text:p>Stinky Tofu</text:p>
          </table:table-cell>
          <table:table-cell table:style-name="ce1" table:formula="of:=[.H11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11]*[.C11]-[.G11]*2" office:value-type="float" office:value="600" calcext:value-type="float">
            <text:p>6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纯牛奶</text:p>
          </table:table-cell>
          <table:table-cell table:style-name="ce1" office:value-type="string" calcext:value-type="string">
            <text:p>Milk</text:p>
          </table:table-cell>
          <table:table-cell table:style-name="ce1" table:formula="of:=[.H12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12]*[.C12]-[.G12]*2" office:value-type="float" office:value="-100" calcext:value-type="float">
            <text:p>-1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大力丸</text:p>
          </table:table-cell>
          <table:table-cell table:style-name="ce1" office:value-type="string" calcext:value-type="string">
            <text:p>Power Pill</text:p>
          </table:table-cell>
          <table:table-cell table:style-name="ce1" table:formula="of:=[.H13]*[$工作薪资表.C$20]" office:value-type="float" office:value="2000" calcext:value-type="float">
            <text:p>200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13]*[.C13]-[.G13]*2" office:value-type="float" office:value="600" calcext:value-type="float">
            <text:p>6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大鹏特饮</text:p>
          </table:table-cell>
          <table:table-cell table:style-name="ce1" office:value-type="string" calcext:value-type="string">
            <text:p>Eastroc Beverage</text:p>
          </table:table-cell>
          <table:table-cell table:style-name="ce1" table:formula="of:=[.H14]*[$工作薪资表.C$20]" office:value-type="float" office:value="350" calcext:value-type="float">
            <text:p>3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14]*[.C14]-[.G14]*2" office:value-type="float" office:value="80" calcext:value-type="float">
            <text:p>8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地球</text:p>
          </table:table-cell>
          <table:table-cell table:style-name="ce1" office:value-type="string" calcext:value-type="string">
            <text:p>Earth</text:p>
          </table:table-cell>
          <table:table-cell table:style-name="ce1" table:formula="of:=[.H15]*[$工作薪资表.C$20]" office:value-type="float" office:value="60000" calcext:value-type="float">
            <text:p>600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5]*[.C15]-[.G15]*2" office:value-type="float" office:value="20000" calcext:value-type="float">
            <text:p>20000</text:p>
          </table:table-cell>
          <table:table-cell table:style-name="ce1" table:content-validation-name="val2" office:value-type="string" calcext:value-type="string">
            <text:p>健康值</text:p>
          </table:table-cell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电解质水</text:p>
          </table:table-cell>
          <table:table-cell table:style-name="ce1" office:value-type="string" calcext:value-type="string">
            <text:p>Electrolytr Drink</text:p>
          </table:table-cell>
          <table:table-cell table:style-name="ce1" table:formula="of:=[.H16]*[$工作薪资表.C$20]" office:value-type="float" office:value="400" calcext:value-type="float">
            <text:p>40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16]*[.C16]-[.G16]*2" office:value-type="float" office:value="120" calcext:value-type="float">
            <text:p>12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东坡肘子</text:p>
          </table:table-cell>
          <table:table-cell table:style-name="ce1" office:value-type="string" calcext:value-type="string">
            <text:p>Dongpo Pork Knuckle</text:p>
          </table:table-cell>
          <table:table-cell table:style-name="ce1" table:formula="of:=[.H17]*[$工作薪资表.C$20]" office:value-type="float" office:value="2250" calcext:value-type="float">
            <text:p>22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17]*[.C17]-[.G17]*2" office:value-type="float" office:value="2500" calcext:value-type="float">
            <text:p>25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5" calcext:value-type="float">
            <text:p>4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番茄意面</text:p>
          </table:table-cell>
          <table:table-cell table:style-name="ce1" office:value-type="string" calcext:value-type="string">
            <text:p>Tomato Spaghetti</text:p>
          </table:table-cell>
          <table:table-cell table:style-name="ce1" table:formula="of:=[.H18]*[$工作薪资表.C$20]" office:value-type="float" office:value="1250" calcext:value-type="float">
            <text:p>12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18]*[.C18]-[.G18]*2" office:value-type="float" office:value="1500" calcext:value-type="float">
            <text:p>15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非常好的麦克风</text:p>
          </table:table-cell>
          <table:table-cell table:style-name="ce1" office:value-type="string" calcext:value-type="string">
            <text:p>Superior Microphone</text:p>
          </table:table-cell>
          <table:table-cell table:style-name="ce1" table:formula="of:=[.H19]*[$工作薪资表.C$20]" office:value-type="float" office:value="18000" calcext:value-type="float">
            <text:p>180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9]*[.C19]-[.G19]*2" office:value-type="float" office:value="18000" calcext:value-type="float">
            <text:p>180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0" calcext:value-type="float">
            <text:p>36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唱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伏特加</text:p>
          </table:table-cell>
          <table:table-cell table:style-name="ce1" office:value-type="string" calcext:value-type="string">
            <text:p>Vodka</text:p>
          </table:table-cell>
          <table:table-cell table:style-name="ce1" table:formula="of:=[.H20]*[$工作薪资表.C$20]" office:value-type="float" office:value="1500" calcext:value-type="float">
            <text:p>1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20]*[.C20]-[.G20]*2" office:value-type="float" office:value="2200" calcext:value-type="float">
            <text:p>2200</text:p>
          </table:table-cell>
          <table:table-cell table:style-name="ce1" table:content-validation-name="val2" office:value-type="string" calcext:value-type="string">
            <text:p>健康值</text:p>
          </table:table-cell>
          <table:table-cell table:style-name="ce5" office:value-type="float" office:value="-200" calcext:value-type="float">
            <text:p>-200</text:p>
          </table:table-cell>
          <table:table-cell table:style-name="ce5" office:value-type="float" office:value="30" calcext:value-type="float">
            <text:p>30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钙片</text:p>
          </table:table-cell>
          <table:table-cell table:style-name="ce1" office:value-type="string" calcext:value-type="string">
            <text:p>Calcium Tablets</text:p>
          </table:table-cell>
          <table:table-cell table:style-name="ce1" table:formula="of:=[.H21]*[$工作薪资表.C$20]" office:value-type="float" office:value="750" calcext:value-type="float">
            <text:p>75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21]*[.C21]-[.G21]*2" office:value-type="float" office:value="750" calcext:value-type="float">
            <text:p>7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格瓦斯</text:p>
          </table:table-cell>
          <table:table-cell table:style-name="ce1" office:value-type="string" calcext:value-type="string">
            <text:p>Kwas Chlebowy</text:p>
          </table:table-cell>
          <table:table-cell table:style-name="ce1" table:formula="of:=[.H22]*[$工作薪资表.C$20]" office:value-type="float" office:value="200" calcext:value-type="float">
            <text:p>20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22]*[.C22]-[.G22]*2" office:value-type="float" office:value="200" calcext:value-type="float">
            <text:p>2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瓜子</text:p>
          </table:table-cell>
          <table:table-cell table:style-name="ce1" office:value-type="string" calcext:value-type="string">
            <text:p>Melon Seeds</text:p>
          </table:table-cell>
          <table:table-cell table:style-name="ce1" table:formula="of:=[.H23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23]*[.C23]-[.G23]*2" office:value-type="float" office:value="150" calcext:value-type="float">
            <text:p>150</text:p>
          </table:table-cell>
          <table:table-cell table:style-name="ce1" table:content-validation-name="val2" office:value-type="string" calcext:value-type="string">
            <text:p>饥饿值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果汁</text:p>
          </table:table-cell>
          <table:table-cell table:style-name="ce1" office:value-type="string" calcext:value-type="string">
            <text:p>Fruit Juice</text:p>
          </table:table-cell>
          <table:table-cell table:style-name="ce1" table:formula="of:=[.H24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24]*[.C24]-[.G24]*2" office:value-type="float" office:value="100" calcext:value-type="float">
            <text:p>1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汉堡</text:p>
          </table:table-cell>
          <table:table-cell table:style-name="ce1" office:value-type="string" calcext:value-type="string">
            <text:p>Hamburger</text:p>
          </table:table-cell>
          <table:table-cell table:style-name="ce1" table:formula="of:=[.H25]*[$工作薪资表.C$20]" office:value-type="float" office:value="750" calcext:value-type="float">
            <text:p>7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25]*[.C25]-[.G25]*2" office:value-type="float" office:value="1300" calcext:value-type="float">
            <text:p>1300</text:p>
          </table:table-cell>
          <table:table-cell table:style-name="ce1" table:content-validation-name="val2" office:value-type="string" calcext:value-type="string">
            <text:p>健康值</text:p>
          </table:table-cell>
          <table:table-cell table:style-name="ce5" office:value-type="float" office:value="-200" calcext:value-type="float">
            <text:p>-200</text:p>
          </table:table-cell>
          <table:table-cell table:style-name="ce5" office:value-type="float" office:value="15" calcext:value-type="float">
            <text:p>1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好的麦克风</text:p>
          </table:table-cell>
          <table:table-cell table:style-name="ce1" office:value-type="string" calcext:value-type="string">
            <text:p>Good Microphone</text:p>
          </table:table-cell>
          <table:table-cell table:style-name="ce1" table:formula="of:=[.H26]*[$工作薪资表.C$20]" office:value-type="float" office:value="6000" calcext:value-type="float">
            <text:p>60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26]*[.C26]-[.G26]*2" office:value-type="float" office:value="6000" calcext:value-type="float">
            <text:p>60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唱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核桃仁</text:p>
          </table:table-cell>
          <table:table-cell table:style-name="ce1" office:value-type="string" calcext:value-type="string">
            <text:p>Walnut</text:p>
          </table:table-cell>
          <table:table-cell table:style-name="ce1" table:formula="of:=[.H27]*[$工作薪资表.C$20]" office:value-type="float" office:value="150" calcext:value-type="float">
            <text:p>15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27]*[.C27]-[.G27]*2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饥饿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很好的麦克风</text:p>
          </table:table-cell>
          <table:table-cell table:style-name="ce1" office:value-type="string" calcext:value-type="string">
            <text:p>Fantastic Microphone</text:p>
          </table:table-cell>
          <table:table-cell table:style-name="ce1" table:formula="of:=[.H28]*[$工作薪资表.C$20]" office:value-type="float" office:value="12000" calcext:value-type="float">
            <text:p>120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28]*[.C28]-[.G28]*2" office:value-type="float" office:value="12000" calcext:value-type="float">
            <text:p>120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0" calcext:value-type="float">
            <text:p>24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唱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红烧牛肉</text:p>
          </table:table-cell>
          <table:table-cell table:style-name="ce1" office:value-type="string" calcext:value-type="string">
            <text:p>Braised Beef</text:p>
          </table:table-cell>
          <table:table-cell table:style-name="ce1" table:formula="of:=[.H29]*[$工作薪资表.C$20]" office:value-type="float" office:value="3000" calcext:value-type="float">
            <text:p>30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29]*[.C29]-[.G29]*2" office:value-type="float" office:value="2600" calcext:value-type="float">
            <text:p>26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0" calcext:value-type="float">
            <text:p>60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红烧狮子头</text:p>
          </table:table-cell>
          <table:table-cell table:style-name="ce1" office:value-type="string" calcext:value-type="string">
            <text:p>Shizitou</text:p>
          </table:table-cell>
          <table:table-cell table:style-name="ce1" table:formula="of:=[.H30]*[$工作薪资表.C$20]" office:value-type="float" office:value="2000" calcext:value-type="float">
            <text:p>20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30]*[.C30]-[.G30]*2" office:value-type="float" office:value="1800" calcext:value-type="float">
            <text:p>18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花生米</text:p>
          </table:table-cell>
          <table:table-cell table:style-name="ce1" office:value-type="string" calcext:value-type="string">
            <text:p>Peanuts</text:p>
          </table:table-cell>
          <table:table-cell table:style-name="ce1" table:formula="of:=[.H31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31]*[.C31]-[.G31]*2" office:value-type="float" office:value="250" calcext:value-type="float">
            <text:p>2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华夫饼</text:p>
          </table:table-cell>
          <table:table-cell table:style-name="ce1" office:value-type="string" calcext:value-type="string">
            <text:p>Waffle</text:p>
          </table:table-cell>
          <table:table-cell table:style-name="ce1" table:formula="of:=[.H32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32]*[.C32]-[.G32]*2" office:value-type="float" office:value="200" calcext:value-type="float">
            <text:p>2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黄牛</text:p>
          </table:table-cell>
          <table:table-cell table:style-name="ce1" office:value-type="string" calcext:value-type="string">
            <text:p>Red Bull</text:p>
          </table:table-cell>
          <table:table-cell table:style-name="ce1" table:formula="of:=[.H33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33]*[.C33]-[.G33]*2" office:value-type="float" office:value="0" calcext:value-type="float">
            <text:p>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火腿肠</text:p>
          </table:table-cell>
          <table:table-cell table:style-name="ce1" office:value-type="string" calcext:value-type="string">
            <text:p>Ham Sausage</text:p>
          </table:table-cell>
          <table:table-cell table:style-name="ce1" table:formula="of:=[.H34]*[$工作薪资表.C$20]" office:value-type="float" office:value="50" calcext:value-type="float">
            <text:p>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34]*[.C34]-[.G34]*2" office:value-type="float" office:value="50" calcext:value-type="float">
            <text:p>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鸡翅</text:p>
          </table:table-cell>
          <table:table-cell table:style-name="ce1" office:value-type="string" calcext:value-type="string">
            <text:p>Chicken Wings</text:p>
          </table:table-cell>
          <table:table-cell table:style-name="ce1" table:formula="of:=[.H35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35]*[.C35]-[.G35]*2" office:value-type="float" office:value="250" calcext:value-type="float">
            <text:p>2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鸡尾酒</text:p>
          </table:table-cell>
          <table:table-cell table:style-name="ce1" office:value-type="string" calcext:value-type="string">
            <text:p>Cocktail</text:p>
          </table:table-cell>
          <table:table-cell table:style-name="ce1" table:formula="of:=[.H36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36]*[.C36]-[.G36]*2" office:value-type="float" office:value="0" calcext:value-type="float">
            <text:p>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煎西冷牛排</text:p>
          </table:table-cell>
          <table:table-cell table:style-name="ce1" office:value-type="string" calcext:value-type="string">
            <text:p>Pan-Fried Sirloin Steak</text:p>
          </table:table-cell>
          <table:table-cell table:style-name="ce1" table:formula="of:=[.H37]*[$工作薪资表.C$20]" office:value-type="float" office:value="15000" calcext:value-type="float">
            <text:p>150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37]*[.C37]-[.G37]*2" office:value-type="float" office:value="-4000" calcext:value-type="float">
            <text:p>-40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300" calcext:value-type="float">
            <text:p>300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健胃整肠丸</text:p>
          </table:table-cell>
          <table:table-cell table:style-name="ce1" office:value-type="string" calcext:value-type="string">
            <text:p>Digestive Pills</text:p>
          </table:table-cell>
          <table:table-cell table:style-name="ce1" table:formula="of:=[.H38]*[$工作薪资表.C$20]" office:value-type="float" office:value="1400" calcext:value-type="float">
            <text:p>140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38]*[.C38]-[.G38]*2" office:value-type="float" office:value="1120" calcext:value-type="float">
            <text:p>112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较好的麦克风</text:p>
          </table:table-cell>
          <table:table-cell table:style-name="ce1" office:value-type="string" calcext:value-type="string">
            <text:p>Great Microphone</text:p>
          </table:table-cell>
          <table:table-cell table:style-name="ce1" table:formula="of:=[.H39]*[$工作薪资表.C$20]" office:value-type="float" office:value="3000" calcext:value-type="float">
            <text:p>30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39]*[.C39]-[.G39]*2" office:value-type="float" office:value="3000" calcext:value-type="float">
            <text:p>30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唱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戒指糖</text:p>
          </table:table-cell>
          <table:table-cell table:style-name="ce1" office:value-type="string" calcext:value-type="string">
            <text:p>Ring Lollipop</text:p>
          </table:table-cell>
          <table:table-cell table:style-name="ce1" table:formula="of:=[.H40]*[$工作薪资表.C$20]" office:value-type="float" office:value="150" calcext:value-type="float">
            <text:p>1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40]*[.C40]-[.G40]*2" office:value-type="float" office:value="150" calcext:value-type="float">
            <text:p>1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咖啡饮料</text:p>
          </table:table-cell>
          <table:table-cell table:style-name="ce1" office:value-type="string" calcext:value-type="string">
            <text:p>Coffee</text:p>
          </table:table-cell>
          <table:table-cell table:style-name="ce1" table:formula="of:=[.H41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41]*[.C41]-[.G41]*2" office:value-type="float" office:value="50" calcext:value-type="float">
            <text:p>5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可乐</text:p>
          </table:table-cell>
          <table:table-cell table:style-name="ce1" office:value-type="string" calcext:value-type="string">
            <text:p>Cola</text:p>
          </table:table-cell>
          <table:table-cell table:style-name="ce1" table:formula="of:=[.H42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42]*[.C42]-[.G42]*2" office:value-type="float" office:value="100" calcext:value-type="float">
            <text:p>100</text:p>
          </table:table-cell>
          <table:table-cell table:style-name="ce1" table:content-validation-name="val2" office:value-type="string" calcext:value-type="string">
            <text:p>口渴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矿泉水</text:p>
          </table:table-cell>
          <table:table-cell table:style-name="ce1" office:value-type="string" calcext:value-type="string">
            <text:p>Mineral Water</text:p>
          </table:table-cell>
          <table:table-cell table:style-name="ce1" table:formula="of:=[.H43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43]*[.C43]-[.G43]*2" office:value-type="float" office:value="375" calcext:value-type="float">
            <text:p>375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5" calcext:value-type="float">
            <text:p>1.5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辣子鸡</text:p>
          </table:table-cell>
          <table:table-cell table:style-name="ce1" office:value-type="string" calcext:value-type="string">
            <text:p>Spicy Chicken</text:p>
          </table:table-cell>
          <table:table-cell table:style-name="ce1" table:formula="of:=[.H44]*[$工作薪资表.C$20]" office:value-type="float" office:value="1500" calcext:value-type="float">
            <text:p>15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44]*[.C44]-[.G44]*2" office:value-type="float" office:value="1200" calcext:value-type="float">
            <text:p>12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0" calcext:value-type="float">
            <text:p>30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老冰棍</text:p>
          </table:table-cell>
          <table:table-cell table:style-name="ce1" office:value-type="string" calcext:value-type="string">
            <text:p>Old-Fashioned Ice</text:p>
          </table:table-cell>
          <table:table-cell table:style-name="ce1" table:formula="of:=[.H45]*[$工作薪资表.C$20]" office:value-type="float" office:value="150" calcext:value-type="float">
            <text:p>1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45]*[.C45]-[.G45]*2" office:value-type="float" office:value="-50" calcext:value-type="float">
            <text:p>-5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雷碧</text:p>
          </table:table-cell>
          <table:table-cell table:style-name="ce1" office:value-type="string" calcext:value-type="string">
            <text:p>Sprite</text:p>
          </table:table-cell>
          <table:table-cell table:style-name="ce1" table:formula="of:=[.H46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46]*[.C46]-[.G46]*2" office:value-type="float" office:value="80" calcext:value-type="float">
            <text:p>80</text:p>
          </table:table-cell>
          <table:table-cell table:style-name="ce1" table:content-validation-name="val2" office:value-type="string" calcext:value-type="string">
            <text:p>口渴值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礼物盒子</text:p>
          </table:table-cell>
          <table:table-cell table:style-name="ce1" office:value-type="string" calcext:value-type="string">
            <text:p>Gift Box</text:p>
          </table:table-cell>
          <table:table-cell table:style-name="ce1" table:formula="of:=[.H47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47]*[.C47]-[.G47]*2" office:value-type="float" office:value="450" calcext:value-type="float">
            <text:p>4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8" calcext:value-type="float">
            <text:p>1.8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莲蓉蛋黄月饼</text:p>
          </table:table-cell>
          <table:table-cell table:style-name="ce1" office:value-type="string" calcext:value-type="string">
            <text:p>Egg Yolk and Lotus Seed Paste Mooncake</text:p>
          </table:table-cell>
          <table:table-cell table:style-name="ce1" table:formula="of:=[.H48]*[$工作薪资表.C$20]" office:value-type="float" office:value="750" calcext:value-type="float">
            <text:p>7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48]*[.C48]-[.G48]*2" office:value-type="float" office:value="400" calcext:value-type="float">
            <text:p>4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" calcext:value-type="float">
            <text:p>15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office:value-type="string" calcext:value-type="string">
            <text:p>中秋节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凉茶</text:p>
          </table:table-cell>
          <table:table-cell table:style-name="ce1" office:value-type="string" calcext:value-type="string">
            <text:p>Herbal Tea</text:p>
          </table:table-cell>
          <table:table-cell table:style-name="ce1" table:formula="of:=[.H49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49]*[.C49]-[.G49]*2" office:value-type="float" office:value="-100" calcext:value-type="float">
            <text:p>-100</text:p>
          </table:table-cell>
          <table:table-cell table:style-name="ce1" table:content-validation-name="val2" office:value-type="string" calcext:value-type="string">
            <text:p>健康值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罗宋汤</text:p>
          </table:table-cell>
          <table:table-cell table:style-name="ce1" office:value-type="string" calcext:value-type="string">
            <text:p>Minestrone Soup</text:p>
          </table:table-cell>
          <table:table-cell table:style-name="ce1" table:formula="of:=[.H50]*[$工作薪资表.C$20]" office:value-type="float" office:value="1000" calcext:value-type="float">
            <text:p>10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50]*[.C50]-[.G50]*2" office:value-type="float" office:value="800" calcext:value-type="float">
            <text:p>800</text:p>
          </table:table-cell>
          <table:table-cell table:style-name="ce1" table:content-validation-name="val2" office:value-type="string" calcext:value-type="string">
            <text:p>健康值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0" calcext:value-type="float">
            <text:p>20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萝莉丝姜饼人</text:p>
          </table:table-cell>
          <table:table-cell table:style-name="ce1" office:value-type="string" calcext:value-type="string">
            <text:p>Gingerbread Man</text:p>
          </table:table-cell>
          <table:table-cell table:style-name="ce1" table:formula="of:=[.H51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51]*[.C51]-[.G51]*2" office:value-type="float" office:value="300" calcext:value-type="float">
            <text:p>3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绿色心情</text:p>
          </table:table-cell>
          <table:table-cell table:style-name="ce1" office:value-type="string" calcext:value-type="string">
            <text:p>Mung Bean Popsicles</text:p>
          </table:table-cell>
          <table:table-cell table:style-name="ce1" table:formula="of:=[.H52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52]*[.C52]-[.G52]*2" office:value-type="float" office:value="50" calcext:value-type="float">
            <text:p>50</text:p>
          </table:table-cell>
          <table:table-cell table:style-name="ce1" table:content-validation-name="val2" office:value-type="string" calcext:value-type="string">
            <text:p>口渴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麻婆豆腐</text:p>
          </table:table-cell>
          <table:table-cell table:style-name="ce1" office:value-type="string" calcext:value-type="string">
            <text:p>Mapo Tofu</text:p>
          </table:table-cell>
          <table:table-cell table:style-name="ce1" table:formula="of:=[.H53]*[$工作薪资表.C$20]" office:value-type="float" office:value="1000" calcext:value-type="float">
            <text:p>10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53]*[.C53]-[.G53]*2" office:value-type="float" office:value="800" calcext:value-type="float">
            <text:p>8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0" calcext:value-type="float">
            <text:p>20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梅菜扣肉</text:p>
          </table:table-cell>
          <table:table-cell table:style-name="ce1" office:value-type="string" calcext:value-type="string">
            <text:p>Mei cai kou rou</text:p>
          </table:table-cell>
          <table:table-cell table:style-name="ce1" table:formula="of:=[.H54]*[$工作薪资表.C$20]" office:value-type="float" office:value="1750" calcext:value-type="float">
            <text:p>17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54]*[.C54]-[.G54]*2" office:value-type="float" office:value="1550" calcext:value-type="float">
            <text:p>15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5" calcext:value-type="float">
            <text:p>3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面包</text:p>
          </table:table-cell>
          <table:table-cell table:style-name="ce1" office:value-type="string" calcext:value-type="string">
            <text:p>Bread</text:p>
          </table:table-cell>
          <table:table-cell table:style-name="ce1" table:formula="of:=[.H55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55]*[.C55]-[.G55]*2" office:value-type="float" office:value="750" calcext:value-type="float">
            <text:p>7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奶茶</text:p>
          </table:table-cell>
          <table:table-cell table:style-name="ce1" office:value-type="string" calcext:value-type="string">
            <text:p>Milky Tea</text:p>
          </table:table-cell>
          <table:table-cell table:style-name="ce1" table:formula="of:=[.H56]*[$工作薪资表.C$20]" office:value-type="float" office:value="750" calcext:value-type="float">
            <text:p>7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56]*[.C56]-[.G56]*2" office:value-type="float" office:value="-400" calcext:value-type="float">
            <text:p>-4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5" calcext:value-type="float">
            <text:p>15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奶片</text:p>
          </table:table-cell>
          <table:table-cell table:style-name="ce1" office:value-type="string" calcext:value-type="string">
            <text:p>Milk Slice</text:p>
          </table:table-cell>
          <table:table-cell table:style-name="ce1" table:formula="of:=[.H57]*[$工作薪资表.C$20]" office:value-type="float" office:value="100" calcext:value-type="float">
            <text:p>1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57]*[.C57]-[.G57]*2" office:value-type="float" office:value="100" calcext:value-type="float">
            <text:p>1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奶糖</text:p>
          </table:table-cell>
          <table:table-cell table:style-name="ce1" office:value-type="string" calcext:value-type="string">
            <text:p>Milk Powder Candy</text:p>
          </table:table-cell>
          <table:table-cell table:style-name="ce1" table:formula="of:=[.H58]*[$工作薪资表.C$20]" office:value-type="float" office:value="50" calcext:value-type="float">
            <text:p>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58]*[.C58]-[.G58]*2" office:value-type="float" office:value="50" calcext:value-type="float">
            <text:p>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南瓜吐司</text:p>
          </table:table-cell>
          <table:table-cell table:style-name="ce1" office:value-type="string" calcext:value-type="string">
            <text:p>Pumpkin Toast</text:p>
          </table:table-cell>
          <table:table-cell table:style-name="ce1" table:formula="of:=[.H59]*[$工作薪资表.C$20]" office:value-type="float" office:value="750" calcext:value-type="float">
            <text:p>7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59]*[.C59]-[.G59]*2" office:value-type="float" office:value="750" calcext:value-type="float">
            <text:p>7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脑黑金</text:p>
          </table:table-cell>
          <table:table-cell table:style-name="ce1" office:value-type="string" calcext:value-type="string">
            <text:p>Melatonin</text:p>
          </table:table-cell>
          <table:table-cell table:style-name="ce1" table:formula="of:=[.H60]*[$工作薪资表.C$20]" office:value-type="float" office:value="16000" calcext:value-type="float">
            <text:p>1600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60]*[.C60]-[.G60]*2" office:value-type="float" office:value="-800" calcext:value-type="float">
            <text:p>-8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320" calcext:value-type="float">
            <text:p>320</text:p>
          </table:table-cell>
          <table:table-cell table:style-name="ce13" office:value-type="float" office:value="0.2" calcext:value-type="float">
            <text:p>0.2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能量饮料</text:p>
          </table:table-cell>
          <table:table-cell table:style-name="ce1" office:value-type="string" calcext:value-type="string">
            <text:p>Energy Drink</text:p>
          </table:table-cell>
          <table:table-cell table:style-name="ce1" table:formula="of:=[.H61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61]*[.C61]-[.G61]*2" office:value-type="float" office:value="50" calcext:value-type="float">
            <text:p>50</text:p>
          </table:table-cell>
          <table:table-cell table:style-name="ce1" table:content-validation-name="val2" office:value-type="string" calcext:value-type="string">
            <text:p>健康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酿豆腐</text:p>
          </table:table-cell>
          <table:table-cell table:style-name="ce1" office:value-type="string" calcext:value-type="string">
            <text:p>Stuffed Tofu</text:p>
          </table:table-cell>
          <table:table-cell table:style-name="ce1" table:formula="of:=[.H62]*[$工作薪资表.C$20]" office:value-type="float" office:value="600" calcext:value-type="float">
            <text:p>6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62]*[.C62]-[.G62]*2" office:value-type="float" office:value="400" calcext:value-type="float">
            <text:p>4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牛板筋</text:p>
          </table:table-cell>
          <table:table-cell table:style-name="ce1" office:value-type="string" calcext:value-type="string">
            <text:p>Beef Tendon</text:p>
          </table:table-cell>
          <table:table-cell table:style-name="ce1" table:formula="of:=[.H63]*[$工作薪资表.C$20]" office:value-type="float" office:value="150" calcext:value-type="float">
            <text:p>1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63]*[.C63]-[.G63]*2" office:value-type="float" office:value="150" calcext:value-type="float">
            <text:p>1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牛扎糖</text:p>
          </table:table-cell>
          <table:table-cell table:style-name="ce1" office:value-type="string" calcext:value-type="string">
            <text:p>Cow Chewy Candy</text:p>
          </table:table-cell>
          <table:table-cell table:style-name="ce1" table:formula="of:=[.H64]*[$工作薪资表.C$20]" office:value-type="float" office:value="200" calcext:value-type="float">
            <text:p>2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64]*[.C64]-[.G64]*2" office:value-type="float" office:value="200" calcext:value-type="float">
            <text:p>2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泡泡糖</text:p>
          </table:table-cell>
          <table:table-cell table:style-name="ce1" office:value-type="string" calcext:value-type="string">
            <text:p>Bubble Gum</text:p>
          </table:table-cell>
          <table:table-cell table:style-name="ce1" table:formula="of:=[.H65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65]*[.C65]-[.G65]*2" office:value-type="float" office:value="250" calcext:value-type="float">
            <text:p>2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披萨</text:p>
          </table:table-cell>
          <table:table-cell table:style-name="ce1" office:value-type="string" calcext:value-type="string">
            <text:p>Pizza</text:p>
          </table:table-cell>
          <table:table-cell table:style-name="ce1" table:formula="of:=[.H66]*[$工作薪资表.C$20]" office:value-type="float" office:value="6000" calcext:value-type="float">
            <text:p>60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66]*[.C66]-[.G66]*2" office:value-type="float" office:value="4000" calcext:value-type="float">
            <text:p>40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啤酒</text:p>
          </table:table-cell>
          <table:table-cell table:style-name="ce1" office:value-type="string" calcext:value-type="string">
            <text:p>Beer</text:p>
          </table:table-cell>
          <table:table-cell table:style-name="ce1" table:formula="of:=[.H67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67]*[.C67]-[.G67]*2" office:value-type="float" office:value="100" calcext:value-type="float">
            <text:p>100</text:p>
          </table:table-cell>
          <table:table-cell table:style-name="ce1" table:content-validation-name="val2" office:value-type="string" calcext:value-type="string">
            <text:p>口渴值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普通麦克风</text:p>
          </table:table-cell>
          <table:table-cell table:style-name="ce1" office:value-type="string" calcext:value-type="string">
            <text:p>Common Microphone</text:p>
          </table:table-cell>
          <table:table-cell table:style-name="ce1" table:formula="of:=[.H68]*[$工作薪资表.C$20]" office:value-type="float" office:value="1500" calcext:value-type="float">
            <text:p>1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68]*[.C68]-[.G68]*2" office:value-type="float" office:value="1500" calcext:value-type="float">
            <text:p>15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唱歌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巧克力花生月饼</text:p>
          </table:table-cell>
          <table:table-cell table:style-name="ce1" office:value-type="string" calcext:value-type="string">
            <text:p>Chocolate Peanut Mooncake</text:p>
          </table:table-cell>
          <table:table-cell table:style-name="ce1" table:formula="of:=[.H69]*[$工作薪资表.C$20]" office:value-type="float" office:value="900" calcext:value-type="float">
            <text:p>9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69]*[.C69]-[.G69]*2" office:value-type="float" office:value="320" calcext:value-type="float">
            <text:p>32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office:value-type="string" calcext:value-type="string">
            <text:p>中秋节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巧克力</text:p>
          </table:table-cell>
          <table:table-cell table:style-name="ce1" office:value-type="string" calcext:value-type="string">
            <text:p>Chocolate</text:p>
          </table:table-cell>
          <table:table-cell table:style-name="ce1" table:formula="of:=[.H70]*[$工作薪资表.C$20]" office:value-type="float" office:value="2500" calcext:value-type="float">
            <text:p>2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70]*[.C70]-[.G70]*2" office:value-type="float" office:value="1500" calcext:value-type="float">
            <text:p>1500</text:p>
          </table:table-cell>
          <table:table-cell table:style-name="ce1" table:content-validation-name="val2" office:value-type="string" calcext:value-type="string">
            <text:p>饥饿值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热白开</text:p>
          </table:table-cell>
          <table:table-cell table:style-name="ce1" office:value-type="string" calcext:value-type="string">
            <text:p>Hot Water</text:p>
          </table:table-cell>
          <table:table-cell table:style-name="ce1" table:formula="of:=[.H71]*[$工作薪资表.C$20]" office:value-type="float" office:value="100" calcext:value-type="float">
            <text:p>10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71]*[.C71]-[.G71]*2" office:value-type="float" office:value="500" calcext:value-type="float">
            <text:p>5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5" calcext:value-type="float">
            <text:p>5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软糖</text:p>
          </table:table-cell>
          <table:table-cell table:style-name="ce1" office:value-type="string" calcext:value-type="string">
            <text:p>Gummy Candy</text:p>
          </table:table-cell>
          <table:table-cell table:style-name="ce1" table:formula="of:=[.H72]*[$工作薪资表.C$20]" office:value-type="float" office:value="100" calcext:value-type="float">
            <text:p>1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72]*[.C72]-[.G72]*2" office:value-type="float" office:value="100" calcext:value-type="float">
            <text:p>1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三明治</text:p>
          </table:table-cell>
          <table:table-cell table:style-name="ce1" office:value-type="string" calcext:value-type="string">
            <text:p>Sandwich</text:p>
          </table:table-cell>
          <table:table-cell table:style-name="ce1" table:formula="of:=[.H73]*[$工作薪资表.C$20]" office:value-type="float" office:value="600" calcext:value-type="float">
            <text:p>6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73]*[.C73]-[.G73]*2" office:value-type="float" office:value="720" calcext:value-type="float">
            <text:p>72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散射雪糕</text:p>
          </table:table-cell>
          <table:table-cell table:style-name="ce1" office:value-type="string" calcext:value-type="string">
            <text:p>Scattered Ice Cream</text:p>
          </table:table-cell>
          <table:table-cell table:style-name="ce1" table:formula="of:=[.H74]*[$工作薪资表.C$20]" office:value-type="float" office:value="1500" calcext:value-type="float">
            <text:p>1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74]*[.C74]-[.G74]*2" office:value-type="float" office:value="1200" calcext:value-type="float">
            <text:p>12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沙拉</text:p>
          </table:table-cell>
          <table:table-cell table:style-name="ce1" office:value-type="string" calcext:value-type="string">
            <text:p>Salad</text:p>
          </table:table-cell>
          <table:table-cell table:style-name="ce1" table:formula="of:=[.H75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75]*[.C75]-[.G75]*2" office:value-type="float" office:value="100" calcext:value-type="float">
            <text:p>1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烧鹅</text:p>
          </table:table-cell>
          <table:table-cell table:style-name="ce1" office:value-type="string" calcext:value-type="string">
            <text:p>Roast Goose</text:p>
          </table:table-cell>
          <table:table-cell table:style-name="ce1" table:formula="of:=[.H76]*[$工作薪资表.C$20]" office:value-type="float" office:value="4950" calcext:value-type="float">
            <text:p>49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76]*[.C76]-[.G76]*2" office:value-type="float" office:value="3350" calcext:value-type="float">
            <text:p>335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圣诞草莓奶茶</text:p>
          </table:table-cell>
          <table:table-cell table:style-name="ce1" office:value-type="string" calcext:value-type="string">
            <text:p>Christmas Strawberry Milky Tea</text:p>
          </table:table-cell>
          <table:table-cell table:style-name="ce1" table:formula="of:=[.H77]*[$工作薪资表.C$20]" office:value-type="float" office:value="1250" calcext:value-type="float">
            <text:p>1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77]*[.C77]-[.G77]*2" office:value-type="float" office:value="-450" calcext:value-type="float">
            <text:p>-45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5" calcext:value-type="float">
            <text:p>25</text:p>
          </table:table-cell>
          <table:table-cell table:style-name="ce13" office:value-type="float" office:value="0.6" calcext:value-type="float">
            <text:p>0.60</text:p>
          </table:table-cell>
          <table:table-cell table:content-validation-name="val3" office:value-type="string" calcext:value-type="string">
            <text:p>喝</text:p>
          </table:table-cell>
          <table:table-cell office:value-type="string" calcext:value-type="string">
            <text:p>圣诞节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圣诞帽</text:p>
          </table:table-cell>
          <table:table-cell table:style-name="ce1" office:value-type="string" calcext:value-type="string">
            <text:p>Santa hat</text:p>
          </table:table-cell>
          <table:table-cell table:style-name="ce1" table:formula="of:=[.H78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78]*[.C78]-[.G78]*2" office:value-type="float" office:value="500" calcext:value-type="float">
            <text:p>5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礼物</text:p>
          </table:table-cell>
          <table:table-cell office:value-type="string" calcext:value-type="string">
            <text:p>圣诞节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薯片</text:p>
          </table:table-cell>
          <table:table-cell table:style-name="ce1" office:value-type="string" calcext:value-type="string">
            <text:p>Potato Chips</text:p>
          </table:table-cell>
          <table:table-cell table:style-name="ce1" table:formula="of:=[.H79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79]*[.C79]-[.G79]*2" office:value-type="float" office:value="250" calcext:value-type="float">
            <text:p>2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苏打水</text:p>
          </table:table-cell>
          <table:table-cell table:style-name="ce1" office:value-type="string" calcext:value-type="string">
            <text:p>Soda Water</text:p>
          </table:table-cell>
          <table:table-cell table:style-name="ce1" table:formula="of:=[.H80]*[$工作薪资表.C$20]" office:value-type="float" office:value="500" calcext:value-type="float">
            <text:p>50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80]*[.C80]-[.G80]*2" office:value-type="float" office:value="100" calcext:value-type="float">
            <text:p>100</text:p>
          </table:table-cell>
          <table:table-cell table:style-name="ce1" table:content-validation-name="val2" office:value-type="string" calcext:value-type="string">
            <text:p>健康值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速效救心丸</text:p>
          </table:table-cell>
          <table:table-cell table:style-name="ce1" office:value-type="string" calcext:value-type="string">
            <text:p>Quick-Acting Cardiac Pills</text:p>
          </table:table-cell>
          <table:table-cell table:style-name="ce1" table:formula="of:=[.H81]*[$工作薪资表.C$20]" office:value-type="float" office:value="3950" calcext:value-type="float">
            <text:p>395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81]*[.C81]-[.G81]*2" office:value-type="float" office:value="3160" calcext:value-type="float">
            <text:p>316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9" calcext:value-type="float">
            <text:p>79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酸菜鱼</text:p>
          </table:table-cell>
          <table:table-cell table:style-name="ce1" office:value-type="string" calcext:value-type="string">
            <text:p>Sour Fish Soup</text:p>
          </table:table-cell>
          <table:table-cell table:style-name="ce1" table:formula="of:=[.H82]*[$工作薪资表.C$20]" office:value-type="float" office:value="2000" calcext:value-type="float">
            <text:p>20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82]*[.C82]-[.G82]*2" office:value-type="float" office:value="1000" calcext:value-type="float">
            <text:p>10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太阳系</text:p>
          </table:table-cell>
          <table:table-cell table:style-name="ce1" office:value-type="string" calcext:value-type="string">
            <text:p>Solar System</text:p>
          </table:table-cell>
          <table:table-cell table:style-name="ce1" table:formula="of:=[.H83]*[$工作薪资表.C$20]" office:value-type="float" office:value="600000" calcext:value-type="float">
            <text:p>6000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83]*[.C83]-[.G83]*2" office:value-type="float" office:value="200000" calcext:value-type="float">
            <text:p>200000</text:p>
          </table:table-cell>
          <table:table-cell table:style-name="ce1" table:content-validation-name="val2" office:value-type="string" calcext:value-type="string">
            <text:p>健康值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float" office:value="12000" calcext:value-type="float">
            <text:p>1200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糖果棒</text:p>
          </table:table-cell>
          <table:table-cell table:style-name="ce1" office:value-type="string" calcext:value-type="string">
            <text:p>Candy Stick</text:p>
          </table:table-cell>
          <table:table-cell table:style-name="ce1" table:formula="of:=[.H84]*[$工作薪资表.C$20]" office:value-type="float" office:value="50" calcext:value-type="float">
            <text:p>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84]*[.C84]-[.G84]*2" office:value-type="float" office:value="50" calcext:value-type="float">
            <text:p>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土力架</text:p>
          </table:table-cell>
          <table:table-cell table:style-name="ce1" office:value-type="string" calcext:value-type="string">
            <text:p>Soil Frame</text:p>
          </table:table-cell>
          <table:table-cell table:style-name="ce1" table:formula="of:=[.H85]*[$工作薪资表.C$20]" office:value-type="float" office:value="400" calcext:value-type="float">
            <text:p>4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85]*[.C85]-[.G85]*2" office:value-type="float" office:value="600" calcext:value-type="float">
            <text:p>6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float" office:value="1.5" calcext:value-type="float">
            <text:p>1.5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娃仔小馒头</text:p>
          </table:table-cell>
          <table:table-cell table:style-name="ce1" office:value-type="string" calcext:value-type="string">
            <text:p>Wangzi Mini Steamed Bun</text:p>
          </table:table-cell>
          <table:table-cell table:style-name="ce1" table:formula="of:=[.H86]*[$工作薪资表.C$20]" office:value-type="float" office:value="50" calcext:value-type="float">
            <text:p>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86]*[.C86]-[.G86]*2" office:value-type="float" office:value="50" calcext:value-type="float">
            <text:p>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威士忌</text:p>
          </table:table-cell>
          <table:table-cell table:style-name="ce1" office:value-type="string" calcext:value-type="string">
            <text:p>Whiskey</text:p>
          </table:table-cell>
          <table:table-cell table:style-name="ce1" table:formula="of:=[.H87]*[$工作薪资表.C$20]" office:value-type="float" office:value="1500" calcext:value-type="float">
            <text:p>1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87]*[.C87]-[.G87]*2" office:value-type="float" office:value="1300" calcext:value-type="float">
            <text:p>1300</text:p>
          </table:table-cell>
          <table:table-cell table:style-name="ce1" table:content-validation-name="val2" office:value-type="string" calcext:value-type="string">
            <text:p>口渴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维生素C含片</text:p>
          </table:table-cell>
          <table:table-cell table:style-name="ce1" office:value-type="string" calcext:value-type="string">
            <text:p>Vitamin C Lozenge</text:p>
          </table:table-cell>
          <table:table-cell table:style-name="ce1" table:formula="of:=[.H88]*[$工作薪资表.C$20]" office:value-type="float" office:value="2400" calcext:value-type="float">
            <text:p>2400</text:p>
          </table:table-cell>
          <table:table-cell table:style-name="ce3" table:content-validation-name="val1" office:value-type="string" calcext:value-type="string">
            <text:p>健康值</text:p>
          </table:table-cell>
          <table:table-cell table:style-name="ce5" table:formula="of:=[.I88]*[.C88]-[.G88]*2" office:value-type="float" office:value="2400" calcext:value-type="float">
            <text:p>24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维他奶</text:p>
          </table:table-cell>
          <table:table-cell table:style-name="ce1" office:value-type="string" calcext:value-type="string">
            <text:p>Vitasoy</text:p>
          </table:table-cell>
          <table:table-cell table:style-name="ce1" table:formula="of:=[.H89]*[$工作薪资表.C$20]" office:value-type="float" office:value="200" calcext:value-type="float">
            <text:p>20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89]*[.C89]-[.G89]*2" office:value-type="float" office:value="0" calcext:value-type="float">
            <text:p>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五仁月饼</text:p>
          </table:table-cell>
          <table:table-cell table:style-name="ce1" office:value-type="string" calcext:value-type="string">
            <text:p>Five-Nut Mooncake</text:p>
          </table:table-cell>
          <table:table-cell table:style-name="ce1" table:formula="of:=[.H90]*[$工作薪资表.C$20]" office:value-type="float" office:value="750" calcext:value-type="float">
            <text:p>7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90]*[.C90]-[.G90]*2" office:value-type="float" office:value="900" calcext:value-type="float">
            <text:p>9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吃</text:p>
          </table:table-cell>
          <table:table-cell office:value-type="string" calcext:value-type="string">
            <text:p>中秋节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西冷牛排</text:p>
          </table:table-cell>
          <table:table-cell table:style-name="ce1" office:value-type="string" calcext:value-type="string">
            <text:p>Sirloin Steak</text:p>
          </table:table-cell>
          <table:table-cell table:style-name="ce1" table:formula="of:=[.H91]*[$工作薪资表.C$20]" office:value-type="float" office:value="9000" calcext:value-type="float">
            <text:p>90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91]*[.C91]-[.G91]*2" office:value-type="float" office:value="200" calcext:value-type="float">
            <text:p>2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80" calcext:value-type="float">
            <text:p>180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香煎牛仔骨</text:p>
          </table:table-cell>
          <table:table-cell table:style-name="ce1" office:value-type="string" calcext:value-type="string">
            <text:p>Pan-Fried Ribs</text:p>
          </table:table-cell>
          <table:table-cell table:style-name="ce1" table:formula="of:=[.H92]*[$工作薪资表.C$20]" office:value-type="float" office:value="6000" calcext:value-type="float">
            <text:p>60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92]*[.C92]-[.G92]*2" office:value-type="float" office:value="-1200" calcext:value-type="float">
            <text:p>-12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20" calcext:value-type="float">
            <text:p>120</text:p>
          </table:table-cell>
          <table:table-cell table:style-name="ce13" office:value-type="float" office:value="0.8" calcext:value-type="float">
            <text:p>0.8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小布丁</text:p>
          </table:table-cell>
          <table:table-cell table:style-name="ce1" office:value-type="string" calcext:value-type="string">
            <text:p>Pudding</text:p>
          </table:table-cell>
          <table:table-cell table:style-name="ce1" table:formula="of:=[.H93]*[$工作薪资表.C$20]" office:value-type="float" office:value="750" calcext:value-type="float">
            <text:p>7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93]*[.C93]-[.G93]*2" office:value-type="float" office:value="750" calcext:value-type="float">
            <text:p>7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雪饼</text:p>
          </table:table-cell>
          <table:table-cell table:style-name="ce1" office:value-type="string" calcext:value-type="string">
            <text:p>Snow Cake</text:p>
          </table:table-cell>
          <table:table-cell table:style-name="ce1" table:formula="of:=[.H94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94]*[.C94]-[.G94]*2" office:value-type="float" office:value="250" calcext:value-type="float">
            <text:p>2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压缩饼干</text:p>
          </table:table-cell>
          <table:table-cell table:style-name="ce1" office:value-type="string" calcext:value-type="string">
            <text:p>Compressed Biscuits</text:p>
          </table:table-cell>
          <table:table-cell table:style-name="ce1" table:formula="of:=[.H95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95]*[.C95]-[.G95]*2" office:value-type="float" office:value="775" calcext:value-type="float">
            <text:p>775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-200" calcext:value-type="float">
            <text:p>-2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.5" calcext:value-type="float">
            <text:p>1.5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盐焗鸡</text:p>
          </table:table-cell>
          <table:table-cell table:style-name="ce1" office:value-type="string" calcext:value-type="string">
            <text:p>Salt-Baked Chicken</text:p>
          </table:table-cell>
          <table:table-cell table:style-name="ce1" table:formula="of:=[.H96]*[$工作薪资表.C$20]" office:value-type="float" office:value="3950" calcext:value-type="float">
            <text:p>39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96]*[.C96]-[.G96]*2" office:value-type="float" office:value="3550" calcext:value-type="float">
            <text:p>355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79" calcext:value-type="float">
            <text:p>79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盐汽水</text:p>
          </table:table-cell>
          <table:table-cell table:style-name="ce1" office:value-type="string" calcext:value-type="string">
            <text:p>Salt Soda</text:p>
          </table:table-cell>
          <table:table-cell table:style-name="ce1" table:formula="of:=[.H97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97]*[.C97]-[.G97]*2" office:value-type="float" office:value="50" calcext:value-type="float">
            <text:p>5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椰汁</text:p>
          </table:table-cell>
          <table:table-cell table:style-name="ce1" office:value-type="string" calcext:value-type="string">
            <text:p>Coconut Juice</text:p>
          </table:table-cell>
          <table:table-cell table:style-name="ce1" table:formula="of:=[.H98]*[$工作薪资表.C$20]" office:value-type="float" office:value="400" calcext:value-type="float">
            <text:p>40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98]*[.C98]-[.G98]*2" office:value-type="float" office:value="200" calcext:value-type="float">
            <text:p>2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炸鸡腿</text:p>
          </table:table-cell>
          <table:table-cell table:style-name="ce1" office:value-type="string" calcext:value-type="string">
            <text:p>Fried Chicken Leg</text:p>
          </table:table-cell>
          <table:table-cell table:style-name="ce1" table:formula="of:=[.H99]*[$工作薪资表.C$20]" office:value-type="float" office:value="400" calcext:value-type="float">
            <text:p>4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99]*[.C99]-[.G99]*2" office:value-type="float" office:value="400" calcext:value-type="float">
            <text:p>4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蒸馏水</text:p>
          </table:table-cell>
          <table:table-cell table:style-name="ce1" office:value-type="string" calcext:value-type="string">
            <text:p>Distilled Water</text:p>
          </table:table-cell>
          <table:table-cell table:style-name="ce1" table:formula="of:=[.H100]*[$工作薪资表.C$20]" office:value-type="float" office:value="100" calcext:value-type="float">
            <text:p>10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100]*[.C100]-[.G100]*2" office:value-type="float" office:value="120" calcext:value-type="float">
            <text:p>12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1.2" calcext:value-type="float">
            <text:p>1.2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芝士焗虾</text:p>
          </table:table-cell>
          <table:table-cell table:style-name="ce1" office:value-type="string" calcext:value-type="string">
            <text:p>Cheese-Baked Shrimp</text:p>
          </table:table-cell>
          <table:table-cell table:style-name="ce1" table:formula="of:=[.H101]*[$工作薪资表.C$20]" office:value-type="float" office:value="1500" calcext:value-type="float">
            <text:p>15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101]*[.C101]-[.G101]*2" office:value-type="float" office:value="-500" calcext:value-type="float">
            <text:p>-50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纸包鸡</text:p>
          </table:table-cell>
          <table:table-cell table:style-name="ce1" office:value-type="string" calcext:value-type="string">
            <text:p>Paper-Wrapped Chicken</text:p>
          </table:table-cell>
          <table:table-cell table:style-name="ce1" table:formula="of:=[.H102]*[$工作薪资表.C$20]" office:value-type="float" office:value="2500" calcext:value-type="float">
            <text:p>250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102]*[.C102]-[.G102]*2" office:value-type="float" office:value="2500" calcext:value-type="float">
            <text:p>25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猪肉脯</text:p>
          </table:table-cell>
          <table:table-cell table:style-name="ce1" office:value-type="string" calcext:value-type="string">
            <text:p>Pork Floss</text:p>
          </table:table-cell>
          <table:table-cell table:style-name="ce1" table:formula="of:=[.H103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饥饿值</text:p>
          </table:table-cell>
          <table:table-cell table:style-name="ce5" table:formula="of:=[.I103]*[.C103]-[.G103]*2" office:value-type="float" office:value="50" calcext:value-type="float">
            <text:p>5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吃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ab钙奶</text:p>
          </table:table-cell>
          <table:table-cell table:style-name="ce1" office:value-type="string" calcext:value-type="string">
            <text:p>AB Calcium Milk</text:p>
          </table:table-cell>
          <table:table-cell table:style-name="ce1" table:formula="of:=[.H104]*[$工作薪资表.C$20]" office:value-type="float" office:value="250" calcext:value-type="float">
            <text:p>250</text:p>
          </table:table-cell>
          <table:table-cell table:style-name="ce3" table:content-validation-name="val1" office:value-type="string" calcext:value-type="string">
            <text:p>口渴值</text:p>
          </table:table-cell>
          <table:table-cell table:style-name="ce5" table:formula="of:=[.I104]*[.C104]-[.G104]*2" office:value-type="float" office:value="150" calcext:value-type="float">
            <text:p>150</text:p>
          </table:table-cell>
          <table:table-cell table:style-name="ce1" table:content-validation-name="val2" office:value-type="string" calcext:value-type="string">
            <text:p>心情值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1" calcext:value-type="float">
            <text:p>1.00</text:p>
          </table:table-cell>
          <table:table-cell table:content-validation-name="val3" office:value-type="string" calcext:value-type="string">
            <text:p>喝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APhone 12</text:p>
          </table:table-cell>
          <table:table-cell table:style-name="ce1" table:formula="of:=[.H105]*[$工作薪资表.C$20]" office:value-type="float" office:value="59950" calcext:value-type="float">
            <text:p>599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05]*[.C105]-[.G105]*2" office:value-type="float" office:value="29975" calcext:value-type="float">
            <text:p>29975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99" calcext:value-type="float">
            <text:p>1199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APhone 14 Pro</text:p>
          </table:table-cell>
          <table:table-cell table:style-name="ce1" table:formula="of:=[.H106]*[$工作薪资表.C$20]" office:value-type="float" office:value="69950" calcext:value-type="float">
            <text:p>699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06]*[.C106]-[.G106]*2" office:value-type="float" office:value="34975" calcext:value-type="float">
            <text:p>34975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99" calcext:value-type="float">
            <text:p>1399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APhone X</text:p>
          </table:table-cell>
          <table:table-cell table:style-name="ce1" table:formula="of:=[.H107]*[$工作薪资表.C$20]" office:value-type="float" office:value="24950" calcext:value-type="float">
            <text:p>249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07]*[.C107]-[.G107]*2" office:value-type="float" office:value="12475" calcext:value-type="float">
            <text:p>12475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99" calcext:value-type="float">
            <text:p>499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GTC1660</text:p>
          </table:table-cell>
          <table:table-cell table:style-name="ce1" table:formula="of:=[.H108]*[$工作薪资表.C$20]" office:value-type="float" office:value="83000" calcext:value-type="float">
            <text:p>830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08]*[.C108]-[.G108]*2" office:value-type="float" office:value="41500" calcext:value-type="float">
            <text:p>415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60" calcext:value-type="float">
            <text:p>1660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GTC2070</text:p>
          </table:table-cell>
          <table:table-cell table:style-name="ce1" table:formula="of:=[.H109]*[$工作薪资表.C$20]" office:value-type="float" office:value="103500" calcext:value-type="float">
            <text:p>103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09]*[.C109]-[.G109]*2" office:value-type="float" office:value="51750" calcext:value-type="float">
            <text:p>517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70" calcext:value-type="float">
            <text:p>2070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GTC4090</text:p>
          </table:table-cell>
          <table:table-cell table:style-name="ce1" table:formula="of:=[.H110]*[$工作薪资表.C$20]" office:value-type="float" office:value="204500" calcext:value-type="float">
            <text:p>204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10]*[.C110]-[.G110]*2" office:value-type="float" office:value="102250" calcext:value-type="float">
            <text:p>1022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90" calcext:value-type="float">
            <text:p>4090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Inter i5-8400</text:p>
          </table:table-cell>
          <table:table-cell table:style-name="ce1" table:formula="of:=[.H111]*[$工作薪资表.C$20]" office:value-type="float" office:value="42000" calcext:value-type="float">
            <text:p>420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11]*[.C111]-[.G111]*2" office:value-type="float" office:value="21000" calcext:value-type="float">
            <text:p>2100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40" calcext:value-type="float">
            <text:p>840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Inter i7-11700</text:p>
          </table:table-cell>
          <table:table-cell table:style-name="ce1" table:formula="of:=[.H112]*[$工作薪资表.C$20]" office:value-type="float" office:value="58500" calcext:value-type="float">
            <text:p>58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12]*[.C112]-[.G112]*2" office:value-type="float" office:value="29250" calcext:value-type="float">
            <text:p>292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70" calcext:value-type="float">
            <text:p>1170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Inter i9-14900</text:p>
          </table:table-cell>
          <table:table-cell table:style-name="ce1" table:formula="of:=[.H113]*[$工作薪资表.C$20]" office:value-type="float" office:value="74500" calcext:value-type="float">
            <text:p>7450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13]*[.C113]-[.G113]*2" office:value-type="float" office:value="37250" calcext:value-type="float">
            <text:p>37250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90" calcext:value-type="float">
            <text:p>1490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Shiori v1</text:p>
          </table:table-cell>
          <table:table-cell table:style-name="ce1" table:formula="of:=[.H114]*[$工作薪资表.C$20]" office:value-type="float" office:value="24950" calcext:value-type="float">
            <text:p>249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14]*[.C114]-[.G114]*2" office:value-type="float" office:value="12475" calcext:value-type="float">
            <text:p>12475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99" calcext:value-type="float">
            <text:p>499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Shiori v5</text:p>
          </table:table-cell>
          <table:table-cell table:style-name="ce1" table:formula="of:=[.H115]*[$工作薪资表.C$20]" office:value-type="float" office:value="39950" calcext:value-type="float">
            <text:p>399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15]*[.C115]-[.G115]*2" office:value-type="float" office:value="19975" calcext:value-type="float">
            <text:p>19975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99" calcext:value-type="float">
            <text:p>799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2" table:style-name="ce1" office:value-type="string" calcext:value-type="string">
            <text:p>Shiori v7</text:p>
          </table:table-cell>
          <table:table-cell table:style-name="ce1" table:formula="of:=[.H116]*[$工作薪资表.C$20]" office:value-type="float" office:value="49950" calcext:value-type="float">
            <text:p>49950</text:p>
          </table:table-cell>
          <table:table-cell table:style-name="ce3" table:content-validation-name="val1" office:value-type="string" calcext:value-type="string">
            <text:p>心情值</text:p>
          </table:table-cell>
          <table:table-cell table:style-name="ce5" table:formula="of:=[.I116]*[.C116]-[.G116]*2" office:value-type="float" office:value="24975" calcext:value-type="float">
            <text:p>24975</text:p>
          </table:table-cell>
          <table:table-cell table:style-name="ce1" table:content-validation-name="val2" office:value-type="string" calcext:value-type="string">
            <text:p>无效果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99" calcext:value-type="float">
            <text:p>999</text:p>
          </table:table-cell>
          <table:table-cell table:style-name="ce13" office:value-type="float" office:value="0.5" calcext:value-type="float">
            <text:p>0.50</text:p>
          </table:table-cell>
          <table:table-cell table:content-validation-name="val3" office:value-type="string" calcext:value-type="string">
            <text:p>礼物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content-validation-name="val1"/>
          <table:table-cell/>
          <table:table-cell table:content-validation-name="val2"/>
          <table:table-cell table:style-name="ce5"/>
          <table:table-cell table:number-columns-repeated="2"/>
          <table:table-cell table:content-validation-name="val3"/>
          <table:table-cell table:number-columns-repeated="16374"/>
        </table:table-row>
        <table:table-row table:style-name="ro1" table:number-rows-repeated="22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3"/>
          <table:table-cell table:content-validation-name="val3"/>
          <table:table-cell table:number-columns-repeated="16374"/>
        </table:table-row>
        <table:table-row table:style-name="ro1">
          <table:table-cell table:number-columns-repeated="3"/>
          <table:table-cell table:content-validation-name="val1"/>
          <table:table-cell/>
          <table:table-cell table:style-name="ce13"/>
          <table:table-cell table:style-name="Default" table:content-validation-name="val3"/>
          <table:table-cell table:number-columns-repeated="2"/>
          <table:table-cell table:content-validation-name="val3"/>
          <table:table-cell table:number-columns-repeated="16374"/>
        </table:table-row>
        <table:table-row table:style-name="ro1" table:number-rows-repeated="1048435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3"/>
          <table:table-cell table:content-validation-name="val3"/>
          <table:table-cell table:number-columns-repeated="16374"/>
        </table:table-row>
        <table:table-row table:style-name="ro1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3"/>
          <table:table-cell table:content-validation-name="val3"/>
          <table:table-cell table:number-columns-repeated="16374"/>
        </table:table-row>
      </table:table>
      <table:table table:name="数据统计表" table:style-name="ta1">
        <table:table-column table:style-name="co1" table:default-cell-style-name="Default"/>
        <table:table-column table:style-name="co4" table:number-columns-repeated="3" table:default-cell-style-name="ce11"/>
        <table:table-column table:style-name="co5" table:default-cell-style-name="Default"/>
        <table:table-column table:style-name="co6" table:default-cell-style-name="ce11"/>
        <table:table-column table:style-name="co1" table:number-columns-repeated="3" table:default-cell-style-name="ce1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道具次数统计</text:p>
          </table:table-cell>
          <table:covered-table-cell table:number-columns-repeated="2"/>
          <table:table-cell/>
          <table:table-cell table:style-name="ce23" office:value-type="string" calcext:value-type="string" table:number-columns-spanned="4" table:number-rows-spanned="1">
            <text:p>道具范围统计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基础属性</text:p>
          </table:table-cell>
          <table:table-cell office:value-type="string" calcext:value-type="string">
            <text:p>健康值</text:p>
          </table:table-cell>
          <table:table-cell table:formula="of:=COUNTIF([$道具数值表.D:.D]; &quot;=健康值&quot;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范围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收益比平均值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饥饿值</text:p>
          </table:table-cell>
          <table:table-cell table:formula="of:=COUNTIF([$道具数值表.D:.D]; &quot;=饥饿值&quot;)" office:value-type="float" office:value="34" calcext:value-type="float">
            <text:p>34</text:p>
          </table:table-cell>
          <table:table-cell/>
          <table:table-cell office:value-type="string" calcext:value-type="string">
            <text:p>价格</text:p>
          </table:table-cell>
          <table:table-cell office:value-type="string" calcext:value-type="string">
            <text:p>0-499</text:p>
          </table:table-cell>
          <table:table-cell table:formula="of:=COUNTIFS([$道具数值表.C:.C]; &quot;&gt;=0&quot;; [$道具数值表.C:.C]; &quot;&lt;499&quot;)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口渴值</text:p>
          </table:table-cell>
          <table:table-cell table:formula="of:=COUNTIF([$道具数值表.D:.D]; &quot;=口渴值&quot;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500-999</text:p>
          </table:table-cell>
          <table:table-cell table:formula="of:=COUNTIFS([$道具数值表.C:.C]; &quot;&gt;=500&quot;; [$道具数值表.C:.C]; &quot;&lt;999&quot;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心情值</text:p>
          </table:table-cell>
          <table:table-cell table:formula="of:=COUNTIF([$道具数值表.D:.D]; &quot;=心情值&quot;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1000-3000</text:p>
          </table:table-cell>
          <table:table-cell table:formula="of:=COUNTIFS([$道具数值表.C:.C]; &quot;&gt;=1000&quot;; [$道具数值表.C:.C]; &quot;&lt;3000&quot;)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附加属性</text:p>
          </table:table-cell>
          <table:table-cell office:value-type="string" calcext:value-type="string">
            <text:p>健康值</text:p>
          </table:table-cell>
          <table:table-cell table:formula="of:=COUNTIF([$道具数值表.F:.F];&quot;=健康值&quot;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000以上</text:p>
          </table:table-cell>
          <table:table-cell table:formula="of:=COUNTIF([$道具数值表.C:.C]; &quot;&gt;=3000&quot;)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饥饿值</text:p>
          </table:table-cell>
          <table:table-cell table:formula="of:=COUNTIF([$道具数值表.F:.F];&quot;=饥饿值&quot;)" office:value-type="float" office:value="4" calcext:value-type="float">
            <text:p>4</text:p>
          </table:table-cell>
          <table:table-cell/>
          <table:table-cell office:value-type="string" calcext:value-type="string">
            <text:p>基础效果</text:p>
          </table:table-cell>
          <table:table-cell office:value-type="string" calcext:value-type="string">
            <text:p>0-4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口渴值</text:p>
          </table:table-cell>
          <table:table-cell table:formula="of:=COUNTIF([$道具数值表.F:.F];&quot;=口渴值&quot;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-9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心情值</text:p>
          </table:table-cell>
          <table:table-cell table:formula="of:=COUNTIF([$道具数值表.F:.F];&quot;=心情值&quot;)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1000-30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无效果</text:p>
          </table:table-cell>
          <table:table-cell table:formula="of:=COUNTIF([$道具数值表.F:.F];&quot;=无效果&quot;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3000以上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属性统计方差</text:p>
          </table:table-cell>
          <table:table-cell table:style-name="ce12" table:formula="of:=STDEVP([.D3]+[.D7];[.D4]+[.D8];[.D5]+[.D9];[.D6]+[.D10])" office:value-type="float" office:value="25.3019268040993" calcext:value-type="float">
            <text:p>25.30193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动画演出</text:p>
          </table:table-cell>
          <table:table-cell office:value-type="string" calcext:value-type="string">
            <text:p>吃</text:p>
          </table:table-cell>
          <table:table-cell table:formula="of:=COUNTIF([$道具数值表.J:.J]; &quot;=吃&quot;)" office:value-type="float" office:value="63" calcext:value-type="float">
            <text:p>63</text:p>
          </table:table-cell>
          <table:table-cell/>
          <table:table-cell office:value-type="string" calcext:value-type="string">
            <text:p>收益比</text:p>
          </table:table-cell>
          <table:table-cell office:value-type="string" calcext:value-type="string">
            <text:p>0-0.6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喝</text:p>
          </table:table-cell>
          <table:table-cell table:formula="of:=COUNTIF([$道具数值表.J:.J]; &quot;=喝&quot;)" office:value-type="float" office:value="28" calcext:value-type="float">
            <text:p>28</text:p>
          </table:table-cell>
          <table:table-cell/>
          <table:table-cell office:value-type="string" calcext:value-type="string">
            <text:p>（效果/价格）</text:p>
          </table:table-cell>
          <table:table-cell office:value-type="string" calcext:value-type="string">
            <text:p>0.6-1.2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礼物</text:p>
          </table:table-cell>
          <table:table-cell table:formula="of:=COUNTIF([$道具数值表.J:.J]; &quot;=礼物&quot;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1.2-1.8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唱歌</text:p>
          </table:table-cell>
          <table:table-cell table:formula="of:=COUNTIF([$道具数值表.J:.J]; &quot;=唱歌&quot;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.8以上</text:p>
          </table:table-cell>
          <table:table-cell/>
          <table:table-cell table:style-name="Default"/>
        </table:table-row>
      </table:table>
      <table:table table:name="工作薪资表" table:style-name="ta1">
        <table:table-column table:style-name="co1" table:default-cell-style-name="Default"/>
        <table:table-column table:style-name="co2" table:number-columns-repeated="5" table:default-cell-style-name="ce1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等级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开心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3" office:value-type="string" calcext:value-type="string" table:number-columns-spanned="4" table:number-rows-spanned="1">
            <text:p>工作消耗参考（每分钟）</text:p>
          </table:table-cell>
          <table:covered-table-cell table:number-columns-repeated="3" table:style-name="ce11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工作消耗（每分钟）</text:p>
          </table:table-cell>
          <table:covered-table-cell table:number-columns-repeated="4"/>
          <table:table-cell/>
          <table:table-cell table:style-name="ce11" office:value-type="string" calcext:value-type="string">
            <text:p>健康值</text:p>
          </table:table-cell>
          <table:table-cell table:style-name="ce11" office:value-type="string" calcext:value-type="string">
            <text:p>饥饿值</text:p>
          </table:table-cell>
          <table:table-cell table:style-name="ce11" office:value-type="string" calcext:value-type="string">
            <text:p>口渴值</text:p>
          </table:table-cell>
          <table:table-cell table:style-name="ce11" office:value-type="string" calcext:value-type="string">
            <text:p>心情值</text:p>
          </table:table-cell>
        </table:table-row>
        <table:table-row table:style-name="ro1"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饥饿值</text:p>
          </table:table-cell>
          <table:table-cell office:value-type="string" calcext:value-type="string">
            <text:p>口渴值</text:p>
          </table:table-cell>
          <table:table-cell office:value-type="string" calcext:value-type="string">
            <text:p>心情值</text:p>
          </table:table-cell>
          <table:table-cell office:value-type="string" calcext:value-type="string">
            <text:p>修正系数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H6]*[.F7]" office:value-type="float" office:value="0" calcext:value-type="float">
            <text:p>0</text:p>
          </table:table-cell>
          <table:table-cell table:formula="of:=[.I6]*[.F7]" office:value-type="float" office:value="25" calcext:value-type="float">
            <text:p>25</text:p>
          </table:table-cell>
          <table:table-cell table:formula="of:=[.J6]*[.F7]" office:value-type="float" office:value="25" calcext:value-type="float">
            <text:p>25</text:p>
          </table:table-cell>
          <table:table-cell table:formula="of:=[.K6]*[.F7]" office:value-type="float" office:value="25" calcext:value-type="float">
            <text:p>25</text:p>
          </table:table-cell>
          <table:table-cell table:style-name="ce16"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工作时长（分）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修正系数</text:p>
          </table:table-cell>
          <table:table-cell table:style-name="ce15" office:value-type="float" office:value="1.5" calcext:value-type="float">
            <text:p>1.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每分收益</text:p>
          </table:table-cell>
          <table:table-cell table:style-name="ce27" table:formula="of:=50*SQRT([.C3])*[.E9]" office:value-type="float" office:value="75" calcext:value-type="float">
            <text:p>75</text:p>
          </table:table-cell>
          <table:table-cell office:value-type="string" calcext:value-type="string">
            <text:p>总收益</text:p>
          </table:table-cell>
          <table:table-cell table:style-name="ce27" table:formula="of:=[.C9]*[.C10]" office:value-type="float" office:value="75" calcext:value-type="float">
            <text:p>75</text:p>
          </table:table-cell>
          <table:table-cell table:style-name="ce14"/>
          <table:table-cell/>
          <table:table-cell table:style-name="ce23" office:value-type="string" calcext:value-type="string" table:number-columns-spanned="4" table:number-rows-spanned="1">
            <text:p>常规消耗参考（每分钟）</text:p>
          </table:table-cell>
          <table:covered-table-cell table:number-columns-repeated="3" table:style-name="ce11"/>
        </table:table-row>
        <table:table-row table:style-name="ro1">
          <table:table-cell/>
          <table:table-cell table:style-name="Default" table:number-columns-repeated="5"/>
          <table:table-cell/>
          <table:table-cell table:style-name="ce11" office:value-type="string" calcext:value-type="string">
            <text:p>健康值</text:p>
          </table:table-cell>
          <table:table-cell table:style-name="ce11" office:value-type="string" calcext:value-type="string">
            <text:p>饥饿值</text:p>
          </table:table-cell>
          <table:table-cell table:style-name="ce11" office:value-type="string" calcext:value-type="string">
            <text:p>口渴值</text:p>
          </table:table-cell>
          <table:table-cell table:style-name="ce11" office:value-type="string" calcext:value-type="string">
            <text:p>心情值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等级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平常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工作消耗（每分钟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饥饿值</text:p>
          </table:table-cell>
          <table:table-cell office:value-type="string" calcext:value-type="string">
            <text:p>口渴值</text:p>
          </table:table-cell>
          <table:table-cell office:value-type="string" calcext:value-type="string">
            <text:p>心情值</text:p>
          </table:table-cell>
          <table:table-cell office:value-type="string" calcext:value-type="string">
            <text:p>修正系数</text:p>
          </table:table-cell>
          <table:table-cell table:number-columns-repeated="5"/>
        </table:table-row>
        <table:table-row table:style-name="ro1">
          <table:table-cell/>
          <table:table-cell table:formula="of:=[.H6]*[.F17]" office:value-type="float" office:value="0" calcext:value-type="float">
            <text:p>0</text:p>
          </table:table-cell>
          <table:table-cell table:formula="of:=[.I6]*[.F17]" office:value-type="float" office:value="50" calcext:value-type="float">
            <text:p>50</text:p>
          </table:table-cell>
          <table:table-cell table:formula="of:=[.J6]*[.F17]" office:value-type="float" office:value="50" calcext:value-type="float">
            <text:p>50</text:p>
          </table:table-cell>
          <table:table-cell table:formula="of:=[.K6]*[.F17]" office:value-type="float" office:value="50" calcext:value-type="float">
            <text:p>50</text:p>
          </table:table-cell>
          <table:table-cell table:style-name="ce16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工作时长（分）</text:p>
          </table:table-cell>
          <table:table-cell table:style-name="ce14" office:value-type="float" office:value="60" calcext:value-type="float">
            <text:p>60</text:p>
          </table:table-cell>
          <table:table-cell office:value-type="string" calcext:value-type="string">
            <text:p>修正系数</text:p>
          </table:table-cell>
          <table:table-cell table:style-name="ce15" office:value-type="float" office:value="1" calcext:value-type="float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每分收益</text:p>
          </table:table-cell>
          <table:table-cell table:style-name="ce27" table:formula="of:=50*SQRT([.C13])*[.E19]" office:value-type="float" office:value="50" calcext:value-type="float">
            <text:p>50</text:p>
          </table:table-cell>
          <table:table-cell office:value-type="string" calcext:value-type="string">
            <text:p>总收益</text:p>
          </table:table-cell>
          <table:table-cell table:style-name="ce27" table:formula="of:=[.C19]*[.C20]" office:value-type="float" office:value="3000" calcext:value-type="float">
            <text:p>300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等级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不佳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工作消耗（每分钟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饥饿值</text:p>
          </table:table-cell>
          <table:table-cell office:value-type="string" calcext:value-type="string">
            <text:p>口渴值</text:p>
          </table:table-cell>
          <table:table-cell office:value-type="string" calcext:value-type="string">
            <text:p>心情值</text:p>
          </table:table-cell>
          <table:table-cell office:value-type="string" calcext:value-type="string">
            <text:p>修正系数</text:p>
          </table:table-cell>
          <table:table-cell table:number-columns-repeated="5"/>
        </table:table-row>
        <table:table-row table:style-name="ro1">
          <table:table-cell/>
          <table:table-cell table:formula="of:=[.H6]*[.F27]" office:value-type="float" office:value="0" calcext:value-type="float">
            <text:p>0</text:p>
          </table:table-cell>
          <table:table-cell table:formula="of:=[.I6]*[.F27]" office:value-type="float" office:value="75" calcext:value-type="float">
            <text:p>75</text:p>
          </table:table-cell>
          <table:table-cell table:formula="of:=[.J6]*[.F27]" office:value-type="float" office:value="75" calcext:value-type="float">
            <text:p>75</text:p>
          </table:table-cell>
          <table:table-cell table:formula="of:=[.K6]*[.F27]" office:value-type="float" office:value="75" calcext:value-type="float">
            <text:p>75</text:p>
          </table:table-cell>
          <table:table-cell table:style-name="ce16" office:value-type="float" office:value="1.5" calcext:value-type="float">
            <text:p>1.5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工作时长（分）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修正系数</text:p>
          </table:table-cell>
          <table:table-cell table:style-name="ce15" office:value-type="float" office:value="0.5" calcext:value-type="float">
            <text:p>0.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每分收益</text:p>
          </table:table-cell>
          <table:table-cell table:style-name="ce27" table:formula="of:=50*SQRT([.C23])*[.E29]" office:value-type="float" office:value="25" calcext:value-type="float">
            <text:p>25</text:p>
          </table:table-cell>
          <table:table-cell office:value-type="string" calcext:value-type="string">
            <text:p>总收益</text:p>
          </table:table-cell>
          <table:table-cell table:style-name="ce27" table:formula="of:=[.C29]*[.C30]" office:value-type="float" office:value="25" calcext:value-type="float">
            <text:p>25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等级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生病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工作消耗（每分钟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饥饿值</text:p>
          </table:table-cell>
          <table:table-cell office:value-type="string" calcext:value-type="string">
            <text:p>口渴值</text:p>
          </table:table-cell>
          <table:table-cell office:value-type="string" calcext:value-type="string">
            <text:p>心情值</text:p>
          </table:table-cell>
          <table:table-cell office:value-type="string" calcext:value-type="string">
            <text:p>修正系数</text:p>
          </table:table-cell>
          <table:table-cell table:number-columns-repeated="5"/>
        </table:table-row>
        <table:table-row table:style-name="ro1">
          <table:table-cell/>
          <table:table-cell table:formula="of:=[.H26]*[.F37]" office:value-type="float" office:value="0" calcext:value-type="float">
            <text:p>0</text:p>
          </table:table-cell>
          <table:table-cell table:formula="of:=[.I26]*[.F37]" office:value-type="float" office:value="0" calcext:value-type="float">
            <text:p>0</text:p>
          </table:table-cell>
          <table:table-cell table:formula="of:=[.J26]*[.F37]" office:value-type="float" office:value="0" calcext:value-type="float">
            <text:p>0</text:p>
          </table:table-cell>
          <table:table-cell table:formula="of:=[.K26]*[.F37]" office:value-type="float" office:value="0" calcext:value-type="float">
            <text:p>0</text:p>
          </table:table-cell>
          <table:table-cell table:style-name="ce16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工作时长（分）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修正系数</text:p>
          </table:table-cell>
          <table:table-cell table:style-name="ce15" office:value-type="float" office:value="1" calcext:value-type="float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每分收益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总收益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/>
        </table:table-row>
      </table:table>
      <table:table table:name="学习经验表" table:style-name="ta1">
        <table:table-column table:style-name="co1" table:default-cell-style-name="Default"/>
        <table:table-column table:style-name="co2" table:number-columns-repeated="5" table:default-cell-style-name="ce1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等级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开心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3" office:value-type="string" calcext:value-type="string" table:number-columns-spanned="4" table:number-rows-spanned="1">
            <text:p>学习消耗参考（每分钟）</text:p>
          </table:table-cell>
          <table:covered-table-cell table:number-columns-repeated="3" table:style-name="ce11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学习消耗（每分钟）</text:p>
          </table:table-cell>
          <table:covered-table-cell table:number-columns-repeated="4"/>
          <table:table-cell/>
          <table:table-cell table:style-name="ce11" office:value-type="string" calcext:value-type="string">
            <text:p>健康值</text:p>
          </table:table-cell>
          <table:table-cell table:style-name="ce11" office:value-type="string" calcext:value-type="string">
            <text:p>饥饿值</text:p>
          </table:table-cell>
          <table:table-cell table:style-name="ce11" office:value-type="string" calcext:value-type="string">
            <text:p>口渴值</text:p>
          </table:table-cell>
          <table:table-cell table:style-name="ce11" office:value-type="string" calcext:value-type="string">
            <text:p>心情值</text:p>
          </table:table-cell>
        </table:table-row>
        <table:table-row table:style-name="ro1"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饥饿值</text:p>
          </table:table-cell>
          <table:table-cell office:value-type="string" calcext:value-type="string">
            <text:p>口渴值</text:p>
          </table:table-cell>
          <table:table-cell office:value-type="string" calcext:value-type="string">
            <text:p>心情值</text:p>
          </table:table-cell>
          <table:table-cell office:value-type="string" calcext:value-type="string">
            <text:p>修正系数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-20" calcext:value-type="float">
            <text:p>-20</text:p>
          </table:table-cell>
        </table:table-row>
        <table:table-row table:style-name="ro1">
          <table:table-cell/>
          <table:table-cell table:formula="of:=[.H6]*[.F7]" office:value-type="float" office:value="0" calcext:value-type="float">
            <text:p>0</text:p>
          </table:table-cell>
          <table:table-cell table:formula="of:=[.I6]*[.F7]" office:value-type="float" office:value="10" calcext:value-type="float">
            <text:p>10</text:p>
          </table:table-cell>
          <table:table-cell table:formula="of:=[.J6]*[.F7]" office:value-type="float" office:value="10" calcext:value-type="float">
            <text:p>10</text:p>
          </table:table-cell>
          <table:table-cell table:formula="of:=[.K6]*[.F7]" office:value-type="float" office:value="-10" calcext:value-type="float">
            <text:p>-10</text:p>
          </table:table-cell>
          <table:table-cell table:style-name="ce16"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工作时长（分）</text:p>
          </table:table-cell>
          <table:table-cell table:style-name="ce14" office:value-type="float" office:value="60" calcext:value-type="float">
            <text:p>60</text:p>
          </table:table-cell>
          <table:table-cell office:value-type="string" calcext:value-type="string">
            <text:p>修正系数</text:p>
          </table:table-cell>
          <table:table-cell table:style-name="ce15" office:value-type="float" office:value="1.5" calcext:value-type="float">
            <text:p>1.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每分经验</text:p>
          </table:table-cell>
          <table:table-cell table:style-name="ce27" table:formula="of:=500*[.E9]" office:value-type="float" office:value="750" calcext:value-type="float">
            <text:p>750</text:p>
          </table:table-cell>
          <table:table-cell office:value-type="string" calcext:value-type="string">
            <text:p>总经验</text:p>
          </table:table-cell>
          <table:table-cell table:style-name="ce21" table:formula="of:=[.C9]*[.C10]" office:value-type="float" office:value="45000" calcext:value-type="float">
            <text:p>45,000</text:p>
          </table:table-cell>
          <table:table-cell table:number-columns-repeated="2"/>
          <table:table-cell table:style-name="ce23" office:value-type="string" calcext:value-type="string" table:number-columns-spanned="4" table:number-rows-spanned="1">
            <text:p>常规消耗参考（每分钟）</text:p>
          </table:table-cell>
          <table:covered-table-cell table:number-columns-repeated="3" table:style-name="ce11"/>
        </table:table-row>
        <table:table-row table:style-name="ro1">
          <table:table-cell/>
          <table:table-cell table:style-name="Default" table:number-columns-repeated="5"/>
          <table:table-cell/>
          <table:table-cell table:style-name="ce11" office:value-type="string" calcext:value-type="string">
            <text:p>健康值</text:p>
          </table:table-cell>
          <table:table-cell table:style-name="ce11" office:value-type="string" calcext:value-type="string">
            <text:p>饥饿值</text:p>
          </table:table-cell>
          <table:table-cell table:style-name="ce11" office:value-type="string" calcext:value-type="string">
            <text:p>口渴值</text:p>
          </table:table-cell>
          <table:table-cell table:style-name="ce11" office:value-type="string" calcext:value-type="string">
            <text:p>心情值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等级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平常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学习消耗（每分钟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饥饿值</text:p>
          </table:table-cell>
          <table:table-cell office:value-type="string" calcext:value-type="string">
            <text:p>口渴值</text:p>
          </table:table-cell>
          <table:table-cell office:value-type="string" calcext:value-type="string">
            <text:p>心情值</text:p>
          </table:table-cell>
          <table:table-cell office:value-type="string" calcext:value-type="string">
            <text:p>修正系数</text:p>
          </table:table-cell>
          <table:table-cell table:number-columns-repeated="5"/>
        </table:table-row>
        <table:table-row table:style-name="ro1">
          <table:table-cell/>
          <table:table-cell table:formula="of:=[.H6]*[.F17]" office:value-type="float" office:value="0" calcext:value-type="float">
            <text:p>0</text:p>
          </table:table-cell>
          <table:table-cell table:formula="of:=[.I6]*[.F17]" office:value-type="float" office:value="20" calcext:value-type="float">
            <text:p>20</text:p>
          </table:table-cell>
          <table:table-cell table:formula="of:=[.J6]*[.F17]" office:value-type="float" office:value="20" calcext:value-type="float">
            <text:p>20</text:p>
          </table:table-cell>
          <table:table-cell table:formula="of:=[.K6]*[.F17]" office:value-type="float" office:value="-20" calcext:value-type="float">
            <text:p>-20</text:p>
          </table:table-cell>
          <table:table-cell table:style-name="ce16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工作时长（分）</text:p>
          </table:table-cell>
          <table:table-cell table:style-name="ce14" office:value-type="float" office:value="60" calcext:value-type="float">
            <text:p>60</text:p>
          </table:table-cell>
          <table:table-cell office:value-type="string" calcext:value-type="string">
            <text:p>修正系数</text:p>
          </table:table-cell>
          <table:table-cell table:style-name="ce15" office:value-type="float" office:value="1" calcext:value-type="float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每分经验</text:p>
          </table:table-cell>
          <table:table-cell table:style-name="ce14" table:formula="of:=500*[.E19]" office:value-type="float" office:value="500" calcext:value-type="float">
            <text:p>500</text:p>
          </table:table-cell>
          <table:table-cell office:value-type="string" calcext:value-type="string">
            <text:p>总经验</text:p>
          </table:table-cell>
          <table:table-cell table:style-name="ce21" table:formula="of:=[.C19]*[.C20]" office:value-type="float" office:value="30000" calcext:value-type="float">
            <text:p>30,00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等级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不佳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学习消耗（每分钟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饥饿值</text:p>
          </table:table-cell>
          <table:table-cell office:value-type="string" calcext:value-type="string">
            <text:p>口渴值</text:p>
          </table:table-cell>
          <table:table-cell office:value-type="string" calcext:value-type="string">
            <text:p>心情值</text:p>
          </table:table-cell>
          <table:table-cell office:value-type="string" calcext:value-type="string">
            <text:p>修正系数</text:p>
          </table:table-cell>
          <table:table-cell table:number-columns-repeated="5"/>
        </table:table-row>
        <table:table-row table:style-name="ro1">
          <table:table-cell/>
          <table:table-cell table:formula="of:=[.H6]*[.F27]" office:value-type="float" office:value="0" calcext:value-type="float">
            <text:p>0</text:p>
          </table:table-cell>
          <table:table-cell table:formula="of:=[.I6]*[.F27]" office:value-type="float" office:value="30" calcext:value-type="float">
            <text:p>30</text:p>
          </table:table-cell>
          <table:table-cell table:formula="of:=[.J6]*[.F27]" office:value-type="float" office:value="30" calcext:value-type="float">
            <text:p>30</text:p>
          </table:table-cell>
          <table:table-cell table:formula="of:=[.K6]*[.F27]" office:value-type="float" office:value="-30" calcext:value-type="float">
            <text:p>-30</text:p>
          </table:table-cell>
          <table:table-cell table:style-name="ce16" office:value-type="float" office:value="1.5" calcext:value-type="float">
            <text:p>1.5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工作时长（分）</text:p>
          </table:table-cell>
          <table:table-cell table:style-name="ce14" office:value-type="float" office:value="60" calcext:value-type="float">
            <text:p>60</text:p>
          </table:table-cell>
          <table:table-cell office:value-type="string" calcext:value-type="string">
            <text:p>修正系数</text:p>
          </table:table-cell>
          <table:table-cell table:style-name="ce15" office:value-type="float" office:value="0.5" calcext:value-type="float">
            <text:p>0.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每分经验</text:p>
          </table:table-cell>
          <table:table-cell table:style-name="ce14" table:formula="of:=500*[.E29]" office:value-type="float" office:value="250" calcext:value-type="float">
            <text:p>250</text:p>
          </table:table-cell>
          <table:table-cell office:value-type="string" calcext:value-type="string">
            <text:p>总经验</text:p>
          </table:table-cell>
          <table:table-cell table:style-name="ce21" table:formula="of:=[.C29]*[.C30]" office:value-type="float" office:value="15000" calcext:value-type="float">
            <text:p>15,00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等级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状态</text:p>
          </table:table-cell>
          <table:table-cell office:value-type="string" calcext:value-type="string">
            <text:p>生病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学习消耗（每分钟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健康值</text:p>
          </table:table-cell>
          <table:table-cell office:value-type="string" calcext:value-type="string">
            <text:p>饥饿值</text:p>
          </table:table-cell>
          <table:table-cell office:value-type="string" calcext:value-type="string">
            <text:p>口渴值</text:p>
          </table:table-cell>
          <table:table-cell office:value-type="string" calcext:value-type="string">
            <text:p>心情值</text:p>
          </table:table-cell>
          <table:table-cell office:value-type="string" calcext:value-type="string">
            <text:p>修正系数</text:p>
          </table:table-cell>
          <table:table-cell table:number-columns-repeated="5"/>
        </table:table-row>
        <table:table-row table:style-name="ro1">
          <table:table-cell/>
          <table:table-cell table:formula="of:=[.H26]*[.F37]" office:value-type="float" office:value="0" calcext:value-type="float">
            <text:p>0</text:p>
          </table:table-cell>
          <table:table-cell table:formula="of:=[.I26]*[.F37]" office:value-type="float" office:value="0" calcext:value-type="float">
            <text:p>0</text:p>
          </table:table-cell>
          <table:table-cell table:formula="of:=[.J26]*[.F37]" office:value-type="float" office:value="0" calcext:value-type="float">
            <text:p>0</text:p>
          </table:table-cell>
          <table:table-cell table:formula="of:=[.K26]*[.F37]" office:value-type="float" office:value="0" calcext:value-type="float">
            <text:p>0</text:p>
          </table:table-cell>
          <table:table-cell table:style-name="ce16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工作时长（分）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修正系数</text:p>
          </table:table-cell>
          <table:table-cell table:style-name="ce15" office:value-type="float" office:value="1" calcext:value-type="float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每分经验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总经验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/>
        </table:table-row>
      </table:table>
      <table:table table:name="睡觉恢复表" table:style-name="ta1">
        <table:table-column table:style-name="co1" table:default-cell-style-name="Default"/>
        <table:table-row table:style-name="ro1">
          <table:table-cell/>
        </table:table-row>
      </table:table>
      <table:table table:name="等级系统表" table:style-name="ta1">
        <table:table-column table:style-name="co1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等级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最大等级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升级所需经验</text:p>
          </table:table-cell>
          <table:table-cell table:style-name="ce22" table:formula="of:=[.C2]*[.C2]*[.C2]+88*[.C2]*[.C2]+99*[.C2]+100" office:value-type="float" office:value="288" calcext:value-type="float">
            <text:p>288</text:p>
          </table:table-cell>
          <table:table-cell office:value-type="string" calcext:value-type="string">
            <text:p>最大经验值</text:p>
          </table:table-cell>
          <table:table-cell table:style-name="ce22" table:formula="of:=45000*6*7" office:value-type="float" office:value="1890000" calcext:value-type="float">
            <text:p>1,890,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升级所需时间</text:p>
          </table:table-cell>
          <table:table-cell table:style-name="ce17" table:formula="of:=[.C3]/[.G13]" office:value-type="float" office:value="0.0123870967741935" calcext:value-type="float">
            <text:p>0.01</text:p>
          </table:table-cell>
          <table:table-cell office:value-type="string" calcext:value-type="string">
            <text:p>最小升级时间</text:p>
          </table:table-cell>
          <table:table-cell table:style-name="ce17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行为价值锚定表</text:p>
          </table:table-cell>
          <table:covered-table-cell table:number-columns-repeated="5" table:style-name="ce11"/>
        </table:table-row>
        <table:table-row table:style-name="ro2">
          <table:table-cell/>
          <table:table-cell table:style-name="ce11"/>
          <table:table-cell table:style-name="ce11" office:value-type="string" calcext:value-type="string">
            <text:p>期望耗时（m）</text:p>
          </table:table-cell>
          <table:table-cell table:style-name="ce11" office:value-type="string" calcext:value-type="string">
            <text:p>价值修正</text:p>
          </table:table-cell>
          <table:table-cell table:style-name="ce11" office:value-type="string" calcext:value-type="string">
            <text:p>期望价值</text:p>
          </table:table-cell>
          <table:table-cell table:style-name="ce11" office:value-type="string" calcext:value-type="string">
            <text:p>基础经验值</text:p>
          </table:table-cell>
          <table:table-cell table:style-name="ce11" office:value-type="string" calcext:value-type="string">
            <text:p>参考经验值</text:p>
          </table:table-cell>
        </table:table-row>
        <table:table-row table:style-name="ro1">
          <table:table-cell/>
          <table:table-cell table:style-name="ce11" office:value-type="string" calcext:value-type="string">
            <text:p>放置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C9]*[.D9]" office:value-type="float" office:value="60" calcext:value-type="float">
            <text:p>6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[.F9]*[.C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11" office:value-type="string" calcext:value-type="string">
            <text:p>喂食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table:formula="of:=[.C10]*[.D10]" office:value-type="float" office:value="7.5" calcext:value-type="float">
            <text:p>7.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formula="of:=[.F10]*[.C10]" office:value-type="float" office:value="750" calcext:value-type="float">
            <text:p>750</text:p>
          </table:table-cell>
        </table:table-row>
        <table:table-row table:style-name="ro1">
          <table:table-cell/>
          <table:table-cell table:style-name="ce11" office:value-type="string" calcext:value-type="string">
            <text:p>互动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table:formula="of:=[.C11]*[.D11]" office:value-type="float" office:value="15" calcext:value-type="float">
            <text:p>1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table:formula="of:=[.F11]*[.C11]" office:value-type="float" office:value="1500" calcext:value-type="float">
            <text:p>1500</text:p>
          </table:table-cell>
        </table:table-row>
        <table:table-row table:style-name="ro1">
          <table:table-cell/>
          <table:table-cell table:style-name="ce11" office:value-type="string" calcext:value-type="string">
            <text:p>学习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C12]*[.D12]" office:value-type="float" office:value="150" calcext:value-type="float">
            <text:p>15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[.F12]*[.C12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11" table:number-columns-repeated="3"/>
          <table:table-cell table:style-name="ce11" office:value-type="string" calcext:value-type="string" table:number-columns-spanned="2" table:number-rows-spanned="1">
            <text:p>每天获取的经验</text:p>
          </table:table-cell>
          <table:covered-table-cell table:style-name="ce11"/>
          <table:table-cell table:style-name="ce14" table:formula="of:=SUM([.G9:.G12])" office:value-type="float" office:value="23250" calcext:value-type="float">
            <text:p>23250</text:p>
          </table:table-cell>
        </table:table-row>
      </table:table>
      <table:named-expressions/>
      <table:database-ranges>
        <table:database-range table:name="__Anonymous_Sheet_DB__1" table:target-range-address="道具数值表.A1:道具数值表.K11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 CN Normal" svg:font-family="'思源黑体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 CN Normal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思源宋体 CN Medium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思源黑体 CN Normal" style:font-family-asian="'思源黑体 CN Normal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/>
    </number:number-style>
    <number:number-style style:name="N116">
      <style:text-properties fo:color="#ff0000"/>
      <number:text>-</number:text>
      <number:number number:decimal-places="0" number:min-decimal-places="0" number:min-integer-digits="1"/>
      <style:map style:condition="value()&gt;=0" style:apply-style-name="N116P0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00/00/00</text:date>, <text:time style:data-style-name="N2" text:time-value="08:14:44.88219901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2-25T14:36:33.172890091</dc:date>
    <meta:editing-duration>P1DT11H36M12S</meta:editing-duration>
    <meta:editing-cycles>941</meta:editing-cycles>
    <meta:document-statistic meta:table-count="7" meta:cell-count="1560" meta:object-count="0"/>
  </office:meta>
</office:document-meta>
</file>